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ter" svg:font-family="Inter, 'Helvetica Neue', Arial, sans-serif"/>
    <style:font-face style:name="Lohit Devanagari1" svg:font-family="'Lohit Devanagari'"/>
    <style:font-face style:name="inherit" svg:font-family="inherit"/>
    <style:font-face style:name="monospace" svg:font-family="monospace,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style:style>
    <style:style style:name="P2" style:family="paragraph" style:parent-style-name="Preformatted_20_Text">
      <style:paragraph-properties fo:margin-top="0cm" fo:margin-bottom="0cm" loext:contextual-spacing="false" fo:text-align="start" style:justify-single-word="false" fo:orphans="2" fo:widows="2"/>
    </style:style>
    <style:style style:name="P3" style:family="paragraph" style:parent-style-name="Heading_20_3">
      <style:paragraph-properties fo:margin-left="0cm" fo:margin-right="0cm" fo:margin-top="0cm" fo:margin-bottom="0.265cm" loext:contextual-spacing="false" fo:text-align="start" style:justify-single-word="false" fo:orphans="2" fo:widows="2" fo:text-indent="0cm" style:auto-text-indent="false"/>
    </style:style>
    <style:style style:name="P4" style:family="paragraph" style:parent-style-name="Heading_20_3">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inherit" fo:font-size="13.5pt" fo:letter-spacing="normal" fo:font-style="normal" fo:font-weight="bold" loext:padding-left="0cm" loext:padding-right="0cm" loext:padding-top="0cm" loext:padding-bottom="0.397cm" loext:border-left="none" loext:border-right="none" loext:border-top="none" loext:border-bottom="0.06pt solid #dddddd"/>
    </style:style>
    <style:style style:name="P5" style:family="paragraph" style:parent-style-name="Heading_20_4">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454545" style:font-name="Inter" fo:font-size="13.5pt" fo:letter-spacing="normal" fo:font-style="normal" fo:font-weight="bold" loext:padding-left="0cm" loext:padding-right="0cm" loext:padding-top="0cm" loext:padding-bottom="0.397cm" loext:border-left="none" loext:border-right="none" loext:border-top="none" loext:border-bottom="0.06pt solid #dddddd"/>
    </style:style>
    <style:style style:name="P6" style:family="paragraph" style:parent-style-name="Heading_20_4">
      <style:paragraph-properties fo:margin-left="0cm" fo:margin-right="0cm" fo:margin-top="0.529cm" fo:margin-bottom="0.529cm" loext:contextual-spacing="false" fo:text-align="start" style:justify-single-word="false" fo:orphans="2" fo:widows="2" fo:text-indent="0cm" style:auto-text-indent="false"/>
      <style:text-properties fo:font-variant="normal" fo:text-transform="none" fo:color="#454545" style:font-name="Inter" fo:font-size="13.5pt" fo:letter-spacing="normal" fo:font-style="normal" fo:font-weight="normal"/>
    </style:style>
    <style:style style:name="P7" style:family="paragraph" style:parent-style-name="Heading_20_4">
      <style:paragraph-properties fo:margin-left="0cm" fo:margin-right="0cm" fo:margin-top="0.529cm" fo:margin-bottom="0.529cm" loext:contextual-spacing="false" fo:text-align="start" style:justify-single-word="false" fo:orphans="2" fo:widows="2" fo:text-indent="0cm" style:auto-text-indent="false"/>
      <style:text-properties fo:font-variant="normal" fo:text-transform="none" fo:color="#454545" style:font-name="Inter" fo:font-size="13.5pt" fo:letter-spacing="normal" fo:font-style="normal" fo:font-weight="bold"/>
    </style:style>
    <style:style style:name="P8" style:family="paragraph" style:parent-style-name="Heading_20_4">
      <style:paragraph-properties fo:text-align="start" style:justify-single-word="false" fo:orphans="2" fo:widows="2" fo:padding="0cm" fo:border="none"/>
    </style:style>
    <style:style style:name="P9" style:family="paragraph" style:parent-style-name="Heading_20_4">
      <style:paragraph-properties fo:margin-top="0cm" fo:margin-bottom="0cm" loext:contextual-spacing="false"/>
      <style:text-properties fo:font-variant="normal" fo:text-transform="none" fo:color="#454545" style:font-name="Inter" fo:font-size="13.5pt" fo:letter-spacing="normal" fo:font-style="normal" fo:font-weight="bold" loext:padding-left="0cm" loext:padding-right="0cm" loext:padding-top="0cm" loext:padding-bottom="0.397cm" loext:border-left="none" loext:border-right="none" loext:border-top="none" loext:border-bottom="0.06pt solid #dddddd"/>
    </style:style>
    <style:style style:name="P10" style:family="paragraph" style:parent-style-name="Quotations" style:list-style-name="L25">
      <style:paragraph-properties fo:margin-left="2.058cm" fo:margin-right="2.058cm" fo:margin-top="0cm" fo:margin-bottom="0cm" loext:contextual-spacing="false" fo:text-indent="0cm" style:auto-text-indent="false" fo:padding="0cm" fo:border="none"/>
    </style:style>
    <style:style style:name="P11" style:family="paragraph" style:parent-style-name="Quotations" style:list-style-name="L26">
      <style:paragraph-properties fo:margin-left="2.058cm" fo:margin-right="2.058cm" fo:margin-top="0cm" fo:margin-bottom="0cm" loext:contextual-spacing="false" fo:text-indent="0cm" style:auto-text-indent="false" fo:padding="0cm" fo:border="none"/>
    </style:style>
    <style:style style:name="P12" style:family="paragraph" style:parent-style-name="Heading_20_2">
      <style:text-properties fo:font-variant="normal" fo:text-transform="none" fo:color="#00262b" style:font-name="Inter" fo:font-size="14pt" fo:letter-spacing="normal" fo:font-style="normal" fo:font-weight="bold" style:font-size-asian="14pt" style:font-size-complex="14pt"/>
    </style:style>
    <style:style style:name="P13" style:family="paragraph" style:parent-style-name="Heading_20_2">
      <style:text-properties fo:font-variant="normal" fo:text-transform="none" fo:color="#00262b" style:font-name="Inter" fo:font-size="14pt" fo:letter-spacing="normal" fo:font-style="normal" fo:font-weight="bold" style:font-name-asian="Noto Sans CJK SC" style:font-size-asian="14pt" style:font-weight-asian="bold" style:font-name-complex="Lohit Devanagari" style:font-size-complex="14pt" style:font-weight-complex="bold"/>
    </style:style>
    <style:style style:name="P14" style:family="paragraph" style:parent-style-name="Heading_20_2">
      <style:paragraph-properties fo:margin-left="0cm" fo:margin-right="0cm" fo:margin-top="0.529cm" fo:margin-bottom="0.529cm" loext:contextual-spacing="false" fo:text-align="start" style:justify-single-word="false" fo:orphans="2" fo:widows="2" fo:text-indent="0cm" style:auto-text-indent="false"/>
      <style:text-properties fo:font-variant="normal" fo:text-transform="none" fo:color="#454545" style:font-name="Inter" fo:font-size="13.5pt" fo:letter-spacing="normal" fo:font-style="normal" fo:font-weight="normal"/>
    </style:style>
    <style:style style:name="P15" style:family="paragraph" style:parent-style-name="Heading_20_2">
      <style:paragraph-properties fo:margin-left="0cm" fo:margin-right="0cm" fo:margin-top="0.529cm" fo:margin-bottom="0.529cm" loext:contextual-spacing="false" fo:text-align="start" style:justify-single-word="false" fo:orphans="2" fo:widows="2" fo:text-indent="0cm" style:auto-text-indent="false"/>
      <style:text-properties fo:font-variant="normal" fo:text-transform="none" fo:color="#00262b" style:font-name="Inter" fo:font-size="13.5pt" fo:letter-spacing="normal" fo:font-style="normal" fo:font-weight="bold"/>
    </style:style>
    <style:style style:name="P16" style:family="paragraph" style:parent-style-name="Heading_20_2" style:list-style-name="L5">
      <style:paragraph-properties fo:text-align="start" style:justify-single-word="false" fo:orphans="2" fo:widows="2" fo:padding="0cm" fo:border="none"/>
    </style:style>
    <style:style style:name="P17" style:family="paragraph" style:parent-style-name="Heading_20_2">
      <style:paragraph-properties fo:margin-top="0cm" fo:margin-bottom="0cm" loext:contextual-spacing="false"/>
      <style:text-properties fo:font-variant="normal" fo:text-transform="none" fo:color="#00262b" style:font-name="Inter" fo:letter-spacing="normal" fo:font-style="normal" fo:font-weight="bold"/>
    </style:style>
    <style:style style:name="P18" style:family="paragraph" style:parent-style-name="Text_20_body">
      <style:text-properties officeooo:paragraph-rsid="000d0373"/>
    </style:style>
    <style:style style:name="P1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454545" style:font-name="Inter" fo:font-size="13.5pt" fo:letter-spacing="normal" fo:font-style="normal" fo:font-weight="normal"/>
    </style:style>
    <style:style style:name="P20"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2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22"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23" style:family="paragraph" style:parent-style-name="Text_20_body" style:list-style-name="L3">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24" style:family="paragraph" style:parent-style-name="Text_20_body" style:list-style-name="L4">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25" style:family="paragraph" style:parent-style-name="Text_20_body" style:list-style-name="L5">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26" style:family="paragraph" style:parent-style-name="Text_20_body" style:list-style-name="L7">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27" style:family="paragraph" style:parent-style-name="Text_20_body" style:list-style-name="L8">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28" style:family="paragraph" style:parent-style-name="Text_20_body" style:list-style-name="L10">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29" style:family="paragraph" style:parent-style-name="Text_20_body" style:list-style-name="L36">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30" style:family="paragraph" style:parent-style-name="Text_20_body" style:list-style-name="L37">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31" style:family="paragraph" style:parent-style-name="Text_20_body" style:list-style-name="L44">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32" style:family="paragraph" style:parent-style-name="Text_20_body" style:list-style-name="L45">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33" style:family="paragraph" style:parent-style-name="Text_20_body" style:list-style-name="L46">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34" style:family="paragraph" style:parent-style-name="Text_20_body" style:list-style-name="L47">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35" style:family="paragraph" style:parent-style-name="Text_20_body" style:list-style-name="L49">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36" style:family="paragraph" style:parent-style-name="Text_20_body" style:list-style-name="L5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37" style:family="paragraph" style:parent-style-name="Text_20_body" style:list-style-name="L29">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38" style:family="paragraph" style:parent-style-name="Text_20_body" style:list-style-name="L33">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39" style:family="paragraph" style:parent-style-name="Text_20_body" style:list-style-name="L34">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40" style:family="paragraph" style:parent-style-name="Text_20_body" style:list-style-name="L24">
      <style:paragraph-properties fo:margin-left="0cm" fo:margin-right="0cm" fo:margin-top="0cm" fo:margin-bottom="0cm" loext:contextual-spacing="false" fo:text-indent="0cm" style:auto-text-indent="false"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41" style:family="paragraph" style:parent-style-name="Text_20_body" style:list-style-name="L7">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2" style:family="paragraph" style:parent-style-name="Text_20_body" style:list-style-name="L15">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3" style:family="paragraph" style:parent-style-name="Text_20_body" style:list-style-name="L16">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4" style:family="paragraph" style:parent-style-name="Text_20_body" style:list-style-name="L17">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5" style:family="paragraph" style:parent-style-name="Text_20_body" style:list-style-name="L18">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6" style:family="paragraph" style:parent-style-name="Text_20_body" style:list-style-name="L20">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7" style:family="paragraph" style:parent-style-name="Text_20_body" style:list-style-name="L2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8" style:family="paragraph" style:parent-style-name="Text_20_body" style:list-style-name="L27">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9" style:family="paragraph" style:parent-style-name="Text_20_body" style:list-style-name="L28">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0" style:family="paragraph" style:parent-style-name="Text_20_body" style:list-style-name="L30">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1" style:family="paragraph" style:parent-style-name="Text_20_body" style:list-style-name="L3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2" style:family="paragraph" style:parent-style-name="Text_20_body" style:list-style-name="L35">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3" style:family="paragraph" style:parent-style-name="Text_20_body" style:list-style-name="L40">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4" style:family="paragraph" style:parent-style-name="Text_20_body" style:list-style-name="L4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5" style:family="paragraph" style:parent-style-name="Text_20_body" style:list-style-name="L42">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6" style:family="paragraph" style:parent-style-name="Text_20_body" style:list-style-name="L23">
      <style:paragraph-properties fo:margin-left="0cm" fo:margin-right="0cm" fo:margin-top="0cm" fo:margin-bottom="0cm" loext:contextual-spacing="false" fo:text-indent="0cm" style:auto-text-indent="false" fo:padding="0cm" fo:border="none"/>
    </style:style>
    <style:style style:name="P57" style:family="paragraph" style:parent-style-name="Text_20_body" style:list-style-name="L2">
      <style:paragraph-properties fo:margin-left="0cm" fo:margin-right="0cm"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58" style:family="paragraph" style:parent-style-name="Text_20_body" style:list-style-name="L9">
      <style:paragraph-properties fo:margin-left="0cm" fo:margin-right="0cm"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59" style:family="paragraph" style:parent-style-name="Text_20_body" style:list-style-name="L14">
      <style:paragraph-properties fo:margin-left="0cm" fo:margin-right="0cm"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60" style:family="paragraph" style:parent-style-name="Text_20_body" style:list-style-name="L17">
      <style:paragraph-properties fo:margin-left="0cm" fo:margin-right="0cm"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61" style:family="paragraph" style:parent-style-name="Text_20_body">
      <style:paragraph-properties fo:margin-left="0cm" fo:margin-right="0cm" fo:margin-top="0.529cm" fo:margin-bottom="0.529cm" loext:contextual-spacing="false" fo:text-align="start" style:justify-single-word="false" fo:orphans="2" fo:widows="2" fo:text-indent="0cm" style:auto-text-indent="false"/>
      <style:text-properties fo:font-variant="normal" fo:text-transform="none" fo:color="#454545" style:font-name="Inter" fo:font-size="13.5pt" fo:letter-spacing="normal" fo:font-style="normal" fo:font-weight="normal"/>
    </style:style>
    <style:style style:name="P62" style:family="paragraph" style:parent-style-name="Text_20_body">
      <style:paragraph-properties fo:margin-left="0cm" fo:margin-right="0cm" fo:margin-top="0.529cm" fo:margin-bottom="0.529cm" loext:contextual-spacing="false" fo:text-align="start" style:justify-single-word="false" fo:text-indent="0cm" style:auto-text-indent="fals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63" style:family="paragraph" style:parent-style-name="Text_20_body">
      <style:paragraph-properties fo:margin-left="0cm" fo:margin-right="0cm" fo:margin-top="0.529cm" fo:margin-bottom="0.529cm" loext:contextual-spacing="false" fo:text-align="start" style:justify-single-word="false" fo:orphans="2" fo:widows="2" fo:text-indent="0cm" style:auto-text-indent="fals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64" style:family="paragraph" style:parent-style-name="Text_20_body">
      <style:paragraph-properties fo:margin-left="0cm" fo:margin-right="0cm" fo:margin-top="0.529cm" fo:margin-bottom="0.529cm" loext:contextual-spacing="false" fo:text-align="start" style:justify-single-word="false" fo:orphans="2" fo:widows="2" fo:text-indent="0cm" style:auto-text-indent="false"/>
      <style:text-properties fo:font-variant="normal" fo:text-transform="none" fo:color="#454545" style:font-name="Inter" fo:font-size="12pt" fo:letter-spacing="normal" fo:font-style="normal" fo:font-weight="normal"/>
    </style:style>
    <style:style style:name="P65" style:family="paragraph" style:parent-style-name="Text_20_body">
      <style:paragraph-properties fo:margin-left="0cm" fo:margin-right="0cm" fo:margin-top="0.529cm" fo:margin-bottom="0.529cm" loext:contextual-spacing="false" fo:text-align="start" style:justify-single-word="false" fo:orphans="2" fo:widows="2" fo:text-indent="0cm" style:auto-text-indent="false"/>
      <style:text-properties fo:font-variant="normal" fo:text-transform="none" fo:color="#454545" fo:letter-spacing="normal" loext:padding-left="0cm" loext:padding-right="0cm" loext:padding-top="0cm" loext:padding-bottom="0.397cm" loext:border-left="none" loext:border-right="none" loext:border-top="none" loext:border-bottom="0.06pt solid #dddddd"/>
    </style:style>
    <style:style style:name="P66" style:family="paragraph" style:parent-style-name="Text_20_body">
      <style:paragraph-properties fo:margin-left="0cm" fo:margin-right="0cm" fo:margin-top="0.529cm" fo:margin-bottom="0.529cm" loext:contextual-spacing="false" fo:text-align="start" style:justify-single-word="false" fo:text-indent="0cm" style:auto-text-indent="false"/>
    </style:style>
    <style:style style:name="P67" style:family="paragraph" style:parent-style-name="Text_20_body">
      <style:paragraph-properties fo:margin-left="0cm" fo:margin-right="0cm" fo:margin-top="0.529cm" fo:margin-bottom="0.529cm" loext:contextual-spacing="false" fo:text-align="start" style:justify-single-word="false" fo:orphans="2" fo:widows="2" fo:text-indent="0cm" style:auto-text-indent="false"/>
    </style:style>
    <style:style style:name="P68" style:family="paragraph" style:parent-style-name="Text_20_body">
      <style:paragraph-properties fo:margin-left="0cm" fo:margin-right="0cm" fo:margin-top="0.529cm" fo:margin-bottom="0.529cm" loext:contextual-spacing="false" fo:text-align="start" style:justify-single-word="false" fo:orphans="2" fo:widows="2" fo:text-indent="0cm" style:auto-text-indent="false"/>
      <style:text-properties officeooo:paragraph-rsid="000be839"/>
    </style:style>
    <style:style style:name="P69" style:family="paragraph" style:parent-style-name="Text_20_body">
      <style:paragraph-properties fo:margin-left="0cm" fo:margin-right="0cm" fo:margin-top="0.529cm" fo:margin-bottom="0.529cm" loext:contextual-spacing="false" fo:text-align="start" style:justify-single-word="false" fo:orphans="2" fo:widows="2" fo:text-indent="0cm" style:auto-text-indent="false"/>
      <style:text-properties officeooo:paragraph-rsid="000d0373"/>
    </style:style>
    <style:style style:name="P70" style:family="paragraph" style:parent-style-name="Text_20_body">
      <style:paragraph-properties fo:margin-left="0cm" fo:margin-right="0cm" fo:margin-top="0.529cm" fo:margin-bottom="0.529cm" loext:contextual-spacing="false" fo:text-align="start" style:justify-single-word="false" fo:orphans="2" fo:widows="2" fo:text-indent="0cm" style:auto-text-indent="false" fo:padding="0cm" fo:border="none"/>
    </style:style>
    <style:style style:name="P71" style:family="paragraph" style:parent-style-name="Text_20_body">
      <style:paragraph-properties fo:margin-top="0cm" fo:margin-bottom="0cm" loext:contextual-spacing="false"/>
    </style:style>
    <style:style style:name="P72" style:family="paragraph" style:parent-style-name="Text_20_body" style:list-style-name="L1">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73" style:family="paragraph" style:parent-style-name="Text_20_body" style:list-style-name="L4">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74" style:family="paragraph" style:parent-style-name="Text_20_body" style:list-style-name="L5">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75" style:family="paragraph" style:parent-style-name="Text_20_body" style:list-style-name="L6">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76" style:family="paragraph" style:parent-style-name="Text_20_body" style:list-style-name="L7">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77" style:family="paragraph" style:parent-style-name="Text_20_body" style:list-style-name="L11">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78" style:family="paragraph" style:parent-style-name="Text_20_body" style:list-style-name="L12">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79" style:family="paragraph" style:parent-style-name="Text_20_body" style:list-style-name="L13">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80" style:family="paragraph" style:parent-style-name="Text_20_body" style:list-style-name="L17">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81" style:family="paragraph" style:parent-style-name="Text_20_body" style:list-style-name="L36">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82" style:family="paragraph" style:parent-style-name="Text_20_body" style:list-style-name="L37">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83" style:family="paragraph" style:parent-style-name="Text_20_body" style:list-style-name="L38">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84" style:family="paragraph" style:parent-style-name="Text_20_body" style:list-style-name="L39">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85" style:family="paragraph" style:parent-style-name="Text_20_body" style:list-style-name="L46">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86" style:family="paragraph" style:parent-style-name="Text_20_body" style:list-style-name="L49">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87" style:family="paragraph" style:parent-style-name="Text_20_body" style:list-style-name="L50">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88" style:family="paragraph" style:parent-style-name="Text_20_body" style:list-style-name="L51">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89" style:family="paragraph" style:parent-style-name="Text_20_body" style:list-style-name="L21">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90" style:family="paragraph" style:parent-style-name="Text_20_body" style:list-style-name="L22">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91" style:family="paragraph" style:parent-style-name="Text_20_body" style:list-style-name="L28">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92" style:family="paragraph" style:parent-style-name="Text_20_body" style:list-style-name="L42">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93" style:family="paragraph" style:parent-style-name="Text_20_body" style:list-style-name="L12">
      <style:paragraph-properties fo:margin-top="0cm" fo:margin-bottom="0cm" loext:contextual-spacing="false" fo:text-align="start" style:justify-single-word="false" fo:orphans="2" fo:widows="2" fo:padding="0cm" fo:border="none"/>
      <style:text-properties officeooo:paragraph-rsid="000a591a"/>
    </style:style>
    <style:style style:name="P94" style:family="paragraph" style:parent-style-name="Text_20_body" style:list-style-name="L15">
      <style:paragraph-properties fo:margin-top="0cm" fo:margin-bottom="0cm" loext:contextual-spacing="false" fo:text-align="start" style:justify-single-word="false" fo:orphans="2" fo:widows="2" fo:padding="0cm" fo:border="none"/>
    </style:style>
    <style:style style:name="P95" style:family="paragraph" style:parent-style-name="Text_20_body" style:list-style-name="L16">
      <style:paragraph-properties fo:margin-top="0cm" fo:margin-bottom="0cm" loext:contextual-spacing="false" fo:text-align="start" style:justify-single-word="false" fo:orphans="2" fo:widows="2" fo:padding="0cm" fo:border="none"/>
    </style:style>
    <style:style style:name="P96" style:family="paragraph" style:parent-style-name="Text_20_body" style:list-style-name="L18">
      <style:paragraph-properties fo:margin-top="0cm" fo:margin-bottom="0cm" loext:contextual-spacing="false" fo:text-align="start" style:justify-single-word="false" fo:orphans="2" fo:widows="2" fo:padding="0cm" fo:border="none"/>
    </style:style>
    <style:style style:name="P97" style:family="paragraph" style:parent-style-name="Text_20_body" style:list-style-name="L20">
      <style:paragraph-properties fo:margin-top="0cm" fo:margin-bottom="0cm" loext:contextual-spacing="false" fo:text-align="start" style:justify-single-word="false" fo:orphans="2" fo:widows="2" fo:padding="0cm" fo:border="none"/>
    </style:style>
    <style:style style:name="P98" style:family="paragraph" style:parent-style-name="Text_20_body" style:list-style-name="L21">
      <style:paragraph-properties fo:margin-top="0cm" fo:margin-bottom="0cm" loext:contextual-spacing="false" fo:text-align="start" style:justify-single-word="false" fo:orphans="2" fo:widows="2" fo:padding="0cm" fo:border="none"/>
    </style:style>
    <style:style style:name="P99" style:family="paragraph" style:parent-style-name="Text_20_body" style:list-style-name="L27">
      <style:paragraph-properties fo:margin-top="0cm" fo:margin-bottom="0cm" loext:contextual-spacing="false" fo:text-align="start" style:justify-single-word="false" fo:orphans="2" fo:widows="2" fo:padding="0cm" fo:border="none"/>
    </style:style>
    <style:style style:name="P100" style:family="paragraph" style:parent-style-name="Text_20_body" style:list-style-name="L30">
      <style:paragraph-properties fo:margin-top="0cm" fo:margin-bottom="0cm" loext:contextual-spacing="false" fo:text-align="start" style:justify-single-word="false" fo:orphans="2" fo:widows="2" fo:padding="0cm" fo:border="none"/>
    </style:style>
    <style:style style:name="P101" style:family="paragraph" style:parent-style-name="Text_20_body" style:list-style-name="L32">
      <style:paragraph-properties fo:margin-top="0cm" fo:margin-bottom="0cm" loext:contextual-spacing="false" fo:text-align="start" style:justify-single-word="false" fo:orphans="2" fo:widows="2" fo:padding="0cm" fo:border="none"/>
    </style:style>
    <style:style style:name="P102" style:family="paragraph" style:parent-style-name="Text_20_body" style:list-style-name="L35">
      <style:paragraph-properties fo:margin-top="0cm" fo:margin-bottom="0cm" loext:contextual-spacing="false" fo:text-align="start" style:justify-single-word="false" fo:orphans="2" fo:widows="2" fo:padding="0cm" fo:border="none"/>
    </style:style>
    <style:style style:name="P103" style:family="paragraph" style:parent-style-name="Text_20_body" style:list-style-name="L40">
      <style:paragraph-properties fo:margin-top="0cm" fo:margin-bottom="0cm" loext:contextual-spacing="false" fo:text-align="start" style:justify-single-word="false" fo:orphans="2" fo:widows="2" fo:padding="0cm" fo:border="none"/>
    </style:style>
    <style:style style:name="P104" style:family="paragraph" style:parent-style-name="Text_20_body" style:list-style-name="L41">
      <style:paragraph-properties fo:margin-top="0cm" fo:margin-bottom="0cm" loext:contextual-spacing="false" fo:text-align="start" style:justify-single-word="false" fo:orphans="2" fo:widows="2" fo:padding="0cm" fo:border="none"/>
    </style:style>
    <style:style style:name="P105" style:family="paragraph" style:parent-style-name="Text_20_body" style:list-style-name="L43">
      <style:paragraph-properties fo:margin-top="0cm" fo:margin-bottom="0cm" loext:contextual-spacing="false" fo:text-align="start" style:justify-single-word="false" fo:orphans="2" fo:widows="2" fo:padding="0cm" fo:border="none"/>
    </style:style>
    <style:style style:name="P106" style:family="paragraph" style:parent-style-name="Text_20_body" style:list-style-name="L48">
      <style:paragraph-properties fo:margin-top="0cm" fo:margin-bottom="0cm" loext:contextual-spacing="false" fo:text-align="start" style:justify-single-word="false" fo:orphans="2" fo:widows="2" fo:padding="0cm" fo:border="none"/>
    </style:style>
    <style:style style:name="P107" style:family="paragraph" style:parent-style-name="Text_20_body" style:list-style-name="L23">
      <style:paragraph-properties fo:margin-top="0cm" fo:margin-bottom="0cm" loext:contextual-spacing="false" fo:padding="0cm" fo:border="none"/>
    </style:style>
    <style:style style:name="P108" style:family="paragraph" style:parent-style-name="Text_20_body" style:list-style-name="L1">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109" style:family="paragraph" style:parent-style-name="Text_20_body" style:list-style-name="L3">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110" style:family="paragraph" style:parent-style-name="Text_20_body" style:list-style-name="L4">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111" style:family="paragraph" style:parent-style-name="Text_20_body" style:list-style-name="L8">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112" style:family="paragraph" style:parent-style-name="Text_20_body" style:list-style-name="L11">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113" style:family="paragraph" style:parent-style-name="Text_20_body" style:list-style-name="L13">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114" style:family="paragraph" style:parent-style-name="Text_20_body" style:list-style-name="L36">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115" style:family="paragraph" style:parent-style-name="Text_20_body" style:list-style-name="L39">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116" style:family="paragraph" style:parent-style-name="Text_20_body" style:list-style-name="L44">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117" style:family="paragraph" style:parent-style-name="Text_20_body" style:list-style-name="L45">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118" style:family="paragraph" style:parent-style-name="Text_20_body" style:list-style-name="L48">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119" style:family="paragraph" style:parent-style-name="Text_20_body" style:list-style-name="L50">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120" style:family="paragraph" style:parent-style-name="Text_20_body" style:list-style-name="L51">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121" style:family="paragraph" style:parent-style-name="Text_20_body">
      <style:paragraph-properties fo:text-align="start" style:justify-single-word="false" fo:orphans="2" fo:widows="2" fo:padding="0cm" fo:border="none"/>
    </style:style>
    <style:style style:name="P122" style:family="paragraph" style:parent-style-name="Text_20_body" style:list-style-name="L5">
      <style:paragraph-properties fo:text-align="start" style:justify-single-word="false" fo:orphans="2" fo:widows="2" fo:padding="0cm" fo:border="none"/>
    </style:style>
    <style:style style:name="P123" style:family="paragraph" style:parent-style-name="Text_20_body" style:list-style-name="L15">
      <style:paragraph-properties fo:text-align="start" style:justify-single-word="false" fo:orphans="2" fo:widows="2" fo:padding="0cm" fo:border="none"/>
    </style:style>
    <style:style style:name="P124" style:family="paragraph" style:parent-style-name="Text_20_body" style:list-style-name="L16">
      <style:paragraph-properties fo:text-align="start" style:justify-single-word="false" fo:orphans="2" fo:widows="2" fo:padding="0cm" fo:border="none"/>
    </style:style>
    <style:style style:name="P125" style:family="paragraph" style:parent-style-name="Text_20_body" style:list-style-name="L47">
      <style:paragraph-properties fo:text-align="start" style:justify-single-word="false" fo:orphans="2" fo:widows="2" fo:padding="0cm" fo:border="none"/>
    </style:style>
    <style:style style:name="T1" style:family="text">
      <style:text-properties fo:font-weight="normal" style:font-name-asian="Noto Sans CJK SC" style:font-size-asian="14pt" style:font-name-complex="Lohit Devanagari" style:font-size-complex="14pt"/>
    </style:style>
    <style:style style:name="T2" style:family="text">
      <style:text-properties fo:font-weight="bold" style:font-name-asian="Noto Sans CJK SC" style:font-size-asian="14pt" style:font-name-complex="Lohit Devanagari" style:font-size-complex="14pt" loext:padding-left="0cm" loext:padding-right="0cm" loext:padding-top="0cm" loext:padding-bottom="0.397cm" loext:border-left="none" loext:border-right="none" loext:border-top="none" loext:border-bottom="0.06pt solid #dddddd"/>
    </style:style>
    <style:style style:name="T3" style:family="text">
      <style:text-properties style:font-name="Inter" fo:font-size="13.5pt" fo:font-style="normal" fo:font-weight="normal"/>
    </style:style>
    <style:style style:name="T4" style:family="text">
      <style:text-properties fo:color="#454545" style:font-name="Inter" fo:font-style="italic" loext:padding-left="0cm" loext:padding-right="0cm" loext:padding-top="0cm" loext:padding-bottom="0.397cm" loext:border-left="none" loext:border-right="none" loext:border-top="none" loext:border-bottom="0.06pt solid #dddddd"/>
    </style:style>
    <style:style style:name="T5" style:family="text">
      <style:text-properties fo:color="#454545" style:font-name="Inter" loext:padding-left="0cm" loext:padding-right="0cm" loext:padding-top="0cm" loext:padding-bottom="0.397cm" loext:border-left="none" loext:border-right="none" loext:border-top="none" loext:border-bottom="0.06pt solid #dddddd"/>
    </style:style>
    <style:style style:name="T6" style:family="text">
      <style:text-properties fo:color="#454545" style:font-name="Inter" fo:font-weight="bold" loext:padding-left="0cm" loext:padding-right="0cm" loext:padding-top="0cm" loext:padding-bottom="0.397cm" loext:border-left="none" loext:border-right="none" loext:border-top="none" loext:border-bottom="0.06pt solid #dddddd"/>
    </style:style>
    <style:style style:name="T7" style:family="text">
      <style:text-properties fo:color="#454545" style:font-name="monospace" loext:padding="0cm" loext:border="none"/>
    </style:style>
    <style:style style:name="T8" style:family="text">
      <style:text-properties fo:color="#454545" fo:font-style="italic" loext:padding-left="0cm" loext:padding-right="0cm" loext:padding-top="0cm" loext:padding-bottom="0.397cm" loext:border-left="none" loext:border-right="none" loext:border-top="none" loext:border-bottom="0.06pt solid #dddddd"/>
    </style:style>
    <style:style style:name="T9" style:family="text">
      <style:text-properties fo:color="#454545" loext:padding-left="0cm" loext:padding-right="0cm" loext:padding-top="0cm" loext:padding-bottom="0.397cm" loext:border-left="none" loext:border-right="none" loext:border-top="none" loext:border-bottom="0.06pt solid #dddddd"/>
    </style:style>
    <style:style style:name="T10" style:family="text">
      <style:text-properties fo:font-variant="normal" fo:text-transform="none" fo:color="#454545" style:font-name="Inter" fo:font-size="13.5pt" fo:letter-spacing="normal" fo:font-style="normal"/>
    </style:style>
    <style:style style:name="T11" style:family="text">
      <style:text-properties fo:font-variant="normal" fo:text-transform="none" fo:color="#454545" style:font-name="Inter" fo:font-size="13.5pt" fo:letter-spacing="normal" fo:font-style="normal" fo:font-weight="bold"/>
    </style:style>
    <style:style style:name="T12" style:family="text">
      <style:text-properties fo:font-variant="normal" fo:text-transform="none" fo:color="#454545" style:font-name="Inter" fo:font-size="13.5pt" fo:letter-spacing="normal" fo:font-style="normal" fo:font-weight="bold" style:font-name-asian="Noto Sans CJK SC" style:font-size-asian="14pt" style:font-weight-asian="bold" style:font-name-complex="Lohit Devanagari" style:font-size-complex="14pt" style:font-weight-complex="bold"/>
    </style:style>
    <style:style style:name="T13" style:family="text">
      <style:text-properties fo:font-variant="normal" fo:text-transform="none" fo:color="#454545" style:font-name="Inter" fo:font-size="13.5pt" fo:letter-spacing="normal" fo:font-style="normal" fo:font-weight="bold" loext:padding-left="0cm" loext:padding-right="0cm" loext:padding-top="0cm" loext:padding-bottom="0.397cm" loext:border-left="none" loext:border-right="none" loext:border-top="none" loext:border-bottom="0.06pt solid #dddddd"/>
    </style:style>
    <style:style style:name="T14" style:family="text">
      <style:text-properties fo:font-variant="normal" fo:text-transform="none" fo:color="#454545" style:font-name="Inter" fo:font-size="13.5pt" fo:letter-spacing="normal" fo:font-style="normal" fo:font-weight="normal"/>
    </style:style>
    <style:style style:name="T15" style:family="text">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T16" style:family="text">
      <style:text-properties fo:font-variant="normal" fo:text-transform="none" fo:color="#454545" style:font-name="Inter" fo:font-size="13.5pt" fo:letter-spacing="normal" fo:font-style="normal" fo:font-weight="normal" loext:padding="0cm" loext:border="none"/>
    </style:style>
    <style:style style:name="T17" style:family="text">
      <style:text-properties fo:font-variant="normal" fo:text-transform="none" fo:color="#454545" style:font-name="Inter" fo:font-size="13.5pt" fo:letter-spacing="normal" fo:font-style="normal" fo:font-weight="normal" fo:background-color="#ffffff" loext:char-shading-value="0" loext:padding="0cm" loext:border="none"/>
    </style:style>
    <style:style style:name="T18" style:family="text">
      <style:text-properties fo:font-variant="normal" fo:text-transform="none" fo:color="#454545" style:font-name="Inter" fo:font-size="13.5pt" fo:letter-spacing="normal" fo:font-style="normal" fo:font-weight="normal" officeooo:rsid="000be839" loext:padding-left="0cm" loext:padding-right="0cm" loext:padding-top="0cm" loext:padding-bottom="0.397cm" loext:border-left="none" loext:border-right="none" loext:border-top="none" loext:border-bottom="0.06pt solid #dddddd"/>
    </style:style>
    <style:style style:name="T19" style:family="text">
      <style:text-properties fo:font-variant="normal" fo:text-transform="none" fo:color="#454545" style:font-name="Inter" fo:font-size="13.5pt" fo:letter-spacing="normal" fo:font-style="normal" fo:font-weight="normal" style:font-name-asian="Noto Sans CJK SC" style:font-size-asian="14pt" style:font-name-complex="Lohit Devanagari" style:font-size-complex="14pt"/>
    </style:style>
    <style:style style:name="T20" style:family="text">
      <style:text-properties fo:font-variant="normal" fo:text-transform="none" fo:color="#454545" style:font-name="Inter" fo:font-size="13.5pt" fo:letter-spacing="normal" fo:font-style="normal" fo:font-weight="normal" style:font-name-asian="Noto Sans CJK SC" style:font-size-asian="14pt" style:font-name-complex="Lohit Devanagari" style:font-size-complex="14pt" loext:padding-left="0cm" loext:padding-right="0cm" loext:padding-top="0cm" loext:padding-bottom="0.397cm" loext:border-left="none" loext:border-right="none" loext:border-top="none" loext:border-bottom="0.06pt solid #dddddd"/>
    </style:style>
    <style:style style:name="T21" style:family="text">
      <style:text-properties fo:font-variant="normal" fo:text-transform="none" fo:color="#454545" style:font-name="Inter" fo:font-size="13.5pt" fo:letter-spacing="normal" fo:font-style="italic" fo:font-weight="normal"/>
    </style:style>
    <style:style style:name="T22" style:family="text">
      <style:text-properties fo:font-variant="normal" fo:text-transform="none" fo:color="#454545" style:font-name="Inter" fo:font-size="13.5pt" fo:letter-spacing="normal" fo:font-style="italic" fo:font-weight="normal" loext:padding-left="0cm" loext:padding-right="0cm" loext:padding-top="0cm" loext:padding-bottom="0.397cm" loext:border-left="none" loext:border-right="none" loext:border-top="none" loext:border-bottom="0.06pt solid #dddddd"/>
    </style:style>
    <style:style style:name="T23" style:family="text">
      <style:text-properties fo:font-variant="normal" fo:text-transform="none" fo:color="#454545" style:font-name="Inter" fo:font-size="13pt" fo:letter-spacing="normal" fo:font-style="normal" fo:font-weight="bold" style:font-size-asian="13pt" style:font-size-complex="13pt"/>
    </style:style>
    <style:style style:name="T24" style:family="text">
      <style:text-properties fo:font-variant="normal" fo:text-transform="none" fo:color="#454545" style:font-name="monospace" fo:font-size="13.5pt" fo:letter-spacing="normal" fo:font-style="normal" fo:font-weight="normal" loext:padding="0cm" loext:border="none"/>
    </style:style>
    <style:style style:name="T25" style:family="text">
      <style:text-properties fo:font-variant="normal" fo:text-transform="none" fo:color="#454545" style:font-name="monospace" fo:font-size="13.5pt" fo:letter-spacing="normal" fo:font-style="normal" fo:font-weight="normal" officeooo:rsid="000a591a" loext:padding="0cm" loext:border="none"/>
    </style:style>
    <style:style style:name="T26" style:family="text">
      <style:text-properties fo:font-variant="normal" fo:text-transform="none" fo:color="#454545" style:font-name="monospace" fo:font-size="13.5pt" fo:letter-spacing="normal" fo:font-style="normal" fo:font-weight="normal" fo:background-color="#ffffff" loext:char-shading-value="0" loext:padding="0cm" loext:border="none"/>
    </style:style>
    <style:style style:name="T27" style:family="text">
      <style:text-properties fo:font-variant="normal" fo:text-transform="none" fo:color="#454545" style:font-name="monospace" fo:font-size="13.5pt" fo:letter-spacing="normal" fo:font-style="normal" fo:font-weight="normal" officeooo:rsid="000be839" loext:padding="0cm" loext:border="none"/>
    </style:style>
    <style:style style:name="T28" style:family="text">
      <style:text-properties fo:font-variant="normal" fo:text-transform="none" fo:color="#454545" style:font-name="monospace" fo:font-size="13.5pt" fo:letter-spacing="normal" fo:font-style="normal" fo:font-weight="bold" loext:padding="0cm" loext:border="none"/>
    </style:style>
    <style:style style:name="T29" style:family="text">
      <style:text-properties fo:font-variant="normal" fo:text-transform="none" fo:color="#454545" fo:letter-spacing="normal"/>
    </style:style>
    <style:style style:name="T30" style:family="text">
      <style:text-properties fo:font-variant="normal" fo:text-transform="none" fo:color="#454545" fo:letter-spacing="normal" loext:padding="0cm" loext:border="none"/>
    </style:style>
    <style:style style:name="T31" style:family="text">
      <style:text-properties fo:font-variant="normal" fo:text-transform="none" fo:color="#454545" style:text-line-through-style="none" style:text-line-through-type="none" style:font-name="Inter" fo:font-size="13.5pt" fo:letter-spacing="normal" fo:font-style="normal" style:text-underline-style="none" fo:font-weight="normal" style:text-blinking="false" loext:padding-left="0cm" loext:padding-right="0cm" loext:padding-top="0cm" loext:padding-bottom="0.397cm" loext:border-left="none" loext:border-right="none" loext:border-top="none" loext:border-bottom="0.06pt solid #dddddd"/>
    </style:style>
    <style:style style:name="T32" style:family="text">
      <style:text-properties fo:font-variant="normal" fo:text-transform="none" fo:color="#454545" style:font-name="inherit"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T33" style:family="text">
      <style:text-properties fo:font-variant="normal" fo:text-transform="none" fo:color="#00262b" style:font-name="Inter" fo:font-size="14pt" fo:letter-spacing="normal" fo:font-style="normal" fo:font-weight="bold" style:font-name-asian="Noto Sans CJK SC" style:font-size-asian="14pt" style:font-weight-asian="bold" style:font-name-complex="Lohit Devanagari" style:font-size-complex="14pt" style:font-weight-complex="bold"/>
    </style:style>
    <style:style style:name="T34" style:family="text">
      <style:text-properties fo:font-variant="normal" fo:text-transform="none" fo:color="#00262b" style:font-name="Inter" fo:font-size="14pt" fo:letter-spacing="normal" fo:font-style="normal" fo:font-weight="bold" style:font-name-asian="Noto Sans CJK SC" style:font-size-asian="14pt" style:font-name-complex="Lohit Devanagari" style:font-size-complex="14pt"/>
    </style:style>
    <style:style style:name="T35" style:family="text">
      <style:text-properties fo:font-variant="normal" fo:text-transform="none" fo:color="#00262b" style:font-name="Inter" fo:font-size="14pt" fo:letter-spacing="normal" fo:font-style="normal" style:font-name-asian="Noto Sans CJK SC" style:font-size-asian="14pt" style:font-name-complex="Lohit Devanagari" style:font-size-complex="14pt"/>
    </style:style>
    <style:style style:name="T36" style:family="text">
      <style:text-properties fo:font-variant="normal" fo:text-transform="none" fo:color="#00262b" style:font-name="Inter" fo:letter-spacing="normal" fo:font-style="normal"/>
    </style:style>
    <style:style style:name="T37" style:family="text">
      <style:text-properties fo:font-variant="normal" fo:text-transform="none" fo:color="#00262b" style:font-name="Inter" fo:letter-spacing="normal" fo:font-style="normal" fo:font-weight="bold"/>
    </style:style>
    <style:style style:name="T38" style:family="text">
      <style:text-properties fo:font-variant="normal" fo:text-transform="none" fo:color="#000000" style:font-name="inherit" fo:font-size="13.5pt" fo:letter-spacing="normal" fo:font-style="normal" fo:font-weight="bold" loext:padding-left="0cm" loext:padding-right="0cm" loext:padding-top="0cm" loext:padding-bottom="0.397cm" loext:border-left="none" loext:border-right="none" loext:border-top="none" loext:border-bottom="0.06pt solid #dddddd"/>
    </style:style>
    <style:style style:name="T39" style:family="text">
      <style:text-properties fo:font-variant="normal" fo:text-transform="none" fo:color="#000000" style:font-name="inherit" fo:font-size="13.5pt" fo:letter-spacing="normal" fo:font-style="normal" fo:font-weight="bold" style:font-name-asian="Noto Sans CJK SC" style:font-size-asian="14pt" style:font-weight-asian="bold" style:font-name-complex="Lohit Devanagari" style:font-size-complex="14pt" style:font-weight-complex="bold" loext:padding-left="0cm" loext:padding-right="0cm" loext:padding-top="0cm" loext:padding-bottom="0.397cm" loext:border-left="none" loext:border-right="none" loext:border-top="none" loext:border-bottom="0.06pt solid #dddddd"/>
    </style:style>
    <style:style style:name="T40" style:family="text">
      <style:text-properties fo:font-variant="normal" fo:text-transform="none" fo:color="#00688d" style:text-line-through-style="none" style:text-line-through-type="none" style:font-name="inherit" fo:font-size="13.5pt" fo:letter-spacing="normal" fo:font-style="normal" style:text-underline-style="none" fo:font-weight="normal" style:text-blinking="false" loext:padding-left="0cm" loext:padding-right="0cm" loext:padding-top="0cm" loext:padding-bottom="0.397cm" loext:border-left="none" loext:border-right="none" loext:border-top="none" loext:border-bottom="0.06pt solid #dddddd"/>
    </style:style>
    <style:style style:name="T41" style:family="text">
      <style:text-properties fo:font-variant="normal" fo:text-transform="none" fo:color="#ff0000" style:font-name="inherit"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T42" style:family="text">
      <style:text-properties fo:color="#00262b" fo:font-size="14pt" fo:font-weight="bold" style:font-name-asian="Noto Sans CJK SC" style:font-size-asian="14pt" style:font-name-complex="Lohit Devanagari" style:font-size-complex="14pt"/>
    </style:style>
    <style:style style:name="T43" style:family="text">
      <style:text-properties fo:color="#00262b" fo:font-size="14pt" style:font-name-asian="Noto Sans CJK SC" style:font-size-asian="14pt" style:font-name-complex="Lohit Devanagari" style:font-size-complex="14pt"/>
    </style:style>
    <style:style style:name="T44" style:family="text">
      <style:text-properties fo:font-size="14pt" style:font-name-asian="Noto Sans CJK SC" style:font-size-asian="14pt" style:font-name-complex="Lohit Devanagari" style:font-size-complex="14pt"/>
    </style:style>
    <style:style style:name="T45" style:family="text">
      <style:text-properties fo:font-size="14pt" fo:font-weight="bold" style:font-name-asian="Noto Sans CJK SC" style:font-size-asian="14pt" style:font-name-complex="Lohit Devanagari" style:font-size-complex="14pt" loext:padding-left="0cm" loext:padding-right="0cm" loext:padding-top="0cm" loext:padding-bottom="0.397cm" loext:border-left="none" loext:border-right="none" loext:border-top="none" loext:border-bottom="0.06pt solid #dddddd"/>
    </style:style>
    <style:style style:name="T46" style:family="text">
      <style:text-properties loext:padding-left="0cm" loext:padding-right="0cm" loext:padding-top="0cm" loext:padding-bottom="0.397cm" loext:border-left="none" loext:border-right="none" loext:border-top="none" loext:border-bottom="0.06pt solid #dddddd"/>
    </style:style>
    <style:style style:name="T47" style:family="text">
      <style:text-properties fo:color="#000000" style:font-name="inherit" fo:font-weight="bold" style:font-name-asian="Noto Sans CJK SC" style:font-size-asian="14pt" style:font-weight-asian="bold" style:font-name-complex="Lohit Devanagari" style:font-size-complex="14pt" style:font-weight-complex="bold" loext:padding-left="0cm" loext:padding-right="0cm" loext:padding-top="0cm" loext:padding-bottom="0.397cm" loext:border-left="none" loext:border-right="none" loext:border-top="none" loext:border-bottom="0.06pt solid #dddddd"/>
    </style:style>
    <style:style style:name="T48" style:family="text">
      <style:text-properties style:text-line-through-style="none" style:text-line-through-type="none" style:text-underline-style="none" style:text-blinking="fals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732cm" fo:text-indent="-0.635cm" fo:margin-left="1.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67cm" fo:text-indent="-0.635cm" fo:margin-left="2.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02cm" fo:text-indent="-0.635cm" fo:margin-left="3.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37cm" fo:text-indent="-0.635cm" fo:margin-left="3.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72cm" fo:text-indent="-0.635cm" fo:margin-left="4.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07cm" fo:text-indent="-0.635cm" fo:margin-left="4.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42cm" fo:text-indent="-0.635cm" fo:margin-left="5.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77cm" fo:text-indent="-0.635cm" fo:margin-left="6.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12cm" fo:text-indent="-0.635cm" fo:margin-left="6.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47cm" fo:text-indent="-0.635cm" fo:margin-left="7.447cm"/>
        </style:list-level-properties>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732cm" fo:text-indent="-0.635cm" fo:margin-left="1.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67cm" fo:text-indent="-0.635cm" fo:margin-left="2.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02cm" fo:text-indent="-0.635cm" fo:margin-left="3.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37cm" fo:text-indent="-0.635cm" fo:margin-left="3.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72cm" fo:text-indent="-0.635cm" fo:margin-left="4.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07cm" fo:text-indent="-0.635cm" fo:margin-left="4.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42cm" fo:text-indent="-0.635cm" fo:margin-left="5.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77cm" fo:text-indent="-0.635cm" fo:margin-left="6.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12cm" fo:text-indent="-0.635cm" fo:margin-left="6.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47cm" fo:text-indent="-0.635cm" fo:margin-left="7.447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732cm" fo:text-indent="-0.635cm" fo:margin-left="1.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67cm" fo:text-indent="-0.635cm" fo:margin-left="2.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02cm" fo:text-indent="-0.635cm" fo:margin-left="3.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37cm" fo:text-indent="-0.635cm" fo:margin-left="3.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72cm" fo:text-indent="-0.635cm" fo:margin-left="4.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07cm" fo:text-indent="-0.635cm" fo:margin-left="4.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42cm" fo:text-indent="-0.635cm" fo:margin-left="5.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77cm" fo:text-indent="-0.635cm" fo:margin-left="6.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12cm" fo:text-indent="-0.635cm" fo:margin-left="6.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47cm" fo:text-indent="-0.635cm" fo:margin-left="7.447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549cm" fo:text-indent="-0.635cm" fo:margin-left="3.5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184cm" fo:text-indent="-0.635cm" fo:margin-left="4.1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819cm" fo:text-indent="-0.635cm" fo:margin-left="4.8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454cm" fo:text-indent="-0.635cm" fo:margin-left="5.4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089cm" fo:text-indent="-0.635cm" fo:margin-left="6.0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724cm" fo:text-indent="-0.635cm" fo:margin-left="6.7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359cm" fo:text-indent="-0.635cm" fo:margin-left="7.3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994cm" fo:text-indent="-0.635cm" fo:margin-left="7.9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629cm" fo:text-indent="-0.635cm" fo:margin-left="8.6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264cm" fo:text-indent="-0.635cm" fo:margin-left="9.264cm"/>
        </style:list-level-properties>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0.499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732cm" fo:text-indent="-0.635cm" fo:margin-left="1.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67cm" fo:text-indent="-0.635cm" fo:margin-left="2.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02cm" fo:text-indent="-0.635cm" fo:margin-left="3.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37cm" fo:text-indent="-0.635cm" fo:margin-left="3.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72cm" fo:text-indent="-0.635cm" fo:margin-left="4.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07cm" fo:text-indent="-0.635cm" fo:margin-left="4.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42cm" fo:text-indent="-0.635cm" fo:margin-left="5.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77cm" fo:text-indent="-0.635cm" fo:margin-left="6.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12cm" fo:text-indent="-0.635cm" fo:margin-left="6.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47cm" fo:text-indent="-0.635cm" fo:margin-left="7.447cm"/>
        </style:list-level-properties>
      </text:list-level-style-bullet>
    </text:list-style>
    <text:list-style style:name="L2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732cm" fo:text-indent="-0.635cm" fo:margin-left="1.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67cm" fo:text-indent="-0.635cm" fo:margin-left="2.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02cm" fo:text-indent="-0.635cm" fo:margin-left="3.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37cm" fo:text-indent="-0.635cm" fo:margin-left="3.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72cm" fo:text-indent="-0.635cm" fo:margin-left="4.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07cm" fo:text-indent="-0.635cm" fo:margin-left="4.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42cm" fo:text-indent="-0.635cm" fo:margin-left="5.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77cm" fo:text-indent="-0.635cm" fo:margin-left="6.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12cm" fo:text-indent="-0.635cm" fo:margin-left="6.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47cm" fo:text-indent="-0.635cm" fo:margin-left="7.447cm"/>
        </style:list-level-properties>
      </text:list-level-style-bullet>
    </text:list-style>
    <text:list-style style:name="L3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732cm" fo:text-indent="-0.635cm" fo:margin-left="1.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67cm" fo:text-indent="-0.635cm" fo:margin-left="2.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02cm" fo:text-indent="-0.635cm" fo:margin-left="3.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37cm" fo:text-indent="-0.635cm" fo:margin-left="3.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72cm" fo:text-indent="-0.635cm" fo:margin-left="4.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07cm" fo:text-indent="-0.635cm" fo:margin-left="4.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42cm" fo:text-indent="-0.635cm" fo:margin-left="5.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77cm" fo:text-indent="-0.635cm" fo:margin-left="6.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12cm" fo:text-indent="-0.635cm" fo:margin-left="6.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47cm" fo:text-indent="-0.635cm" fo:margin-left="7.447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732cm" fo:text-indent="-0.635cm" fo:margin-left="1.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67cm" fo:text-indent="-0.635cm" fo:margin-left="2.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02cm" fo:text-indent="-0.635cm" fo:margin-left="3.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37cm" fo:text-indent="-0.635cm" fo:margin-left="3.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72cm" fo:text-indent="-0.635cm" fo:margin-left="4.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07cm" fo:text-indent="-0.635cm" fo:margin-left="4.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42cm" fo:text-indent="-0.635cm" fo:margin-left="5.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77cm" fo:text-indent="-0.635cm" fo:margin-left="6.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12cm" fo:text-indent="-0.635cm" fo:margin-left="6.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47cm" fo:text-indent="-0.635cm" fo:margin-left="7.447cm"/>
        </style:list-level-properties>
      </text:list-level-style-bullet>
    </text:list-style>
    <text:list-style style:name="L4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0.499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style>
    <text:list-style style:name="L4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732cm" fo:text-indent="-0.635cm" fo:margin-left="1.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67cm" fo:text-indent="-0.635cm" fo:margin-left="2.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02cm" fo:text-indent="-0.635cm" fo:margin-left="3.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37cm" fo:text-indent="-0.635cm" fo:margin-left="3.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72cm" fo:text-indent="-0.635cm" fo:margin-left="4.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07cm" fo:text-indent="-0.635cm" fo:margin-left="4.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42cm" fo:text-indent="-0.635cm" fo:margin-left="5.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77cm" fo:text-indent="-0.635cm" fo:margin-left="6.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12cm" fo:text-indent="-0.635cm" fo:margin-left="6.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47cm" fo:text-indent="-0.635cm" fo:margin-left="7.447cm"/>
        </style:list-level-properties>
      </text:list-level-style-bullet>
    </text:list-style>
    <text:list-style style:name="L4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732cm" fo:text-indent="-0.635cm" fo:margin-left="1.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67cm" fo:text-indent="-0.635cm" fo:margin-left="2.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02cm" fo:text-indent="-0.635cm" fo:margin-left="3.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37cm" fo:text-indent="-0.635cm" fo:margin-left="3.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72cm" fo:text-indent="-0.635cm" fo:margin-left="4.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07cm" fo:text-indent="-0.635cm" fo:margin-left="4.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42cm" fo:text-indent="-0.635cm" fo:margin-left="5.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77cm" fo:text-indent="-0.635cm" fo:margin-left="6.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12cm" fo:text-indent="-0.635cm" fo:margin-left="6.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47cm" fo:text-indent="-0.635cm" fo:margin-left="7.447cm"/>
        </style:list-level-properties>
      </text:list-level-style-bullet>
    </text:list-style>
    <text:list-style style:name="L5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2">Manipulation Basic Concepts</text:h>
      <text:p text:style-name="P19">Manipulation consists of multiple successive steps. These steps are also known as functional modules.</text:p>
      <text:list xml:id="list1542754272" text:style-name="L1">
        <text:list-item>
          <text:p text:style-name="P22">We need to sense the environment somehow.</text:p>
        </text:list-item>
        <text:list-item>
          <text:p text:style-name="P72">We need to plan the motion we wish to perform.</text:p>
        </text:list-item>
        <text:list-item>
          <text:p text:style-name="P72">We need to check we won't collide with anything while moving.</text:p>
        </text:list-item>
        <text:list-item>
          <text:p text:style-name="P108">We need to calculate our trajectory and how fast we want to go.</text:p>
        </text:list-item>
      </text:list>
      <text:h text:style-name="P13" text:outline-level="2">Manipulation with Movelt!</text:h>
      <text:p text:style-name="P19">About MoveIt!</text:p>
      <text:list xml:id="list1024046673" text:style-name="L2">
        <text:list-item>
          <text:p text:style-name="P57">Software for manipulation, easy integration with ROS</text:p>
        </text:list-item>
      </text:list>
      <text:list xml:id="list1812728995" text:style-name="L3">
        <text:list-item>
          <text:p text:style-name="P23">Often used for serial link manipulators</text:p>
        </text:list-item>
        <text:list-item>
          <text:p text:style-name="P109">Configure and use functionalities associated with manipulation</text:p>
        </text:list-item>
      </text:list>
      <text:p text:style-name="P61">Under the hood:</text:p>
      <text:list xml:id="list2586295185" text:style-name="L4">
        <text:list-item>
          <text:p text:style-name="P24">Information consistency</text:p>
        </text:list-item>
        <text:list-item>
          <text:p text:style-name="P73">Integrate kinematic information</text:p>
        </text:list-item>
        <text:list-item>
          <text:p text:style-name="P73">Collision detection</text:p>
        </text:list-item>
        <text:list-item>
          <text:p text:style-name="P73">Takes account for any hardware limitations</text:p>
        </text:list-item>
        <text:list-item>
          <text:p text:style-name="P73">Keeps track of Robot location</text:p>
        </text:list-item>
        <text:list-item>
          <text:p text:style-name="P110">Communicate with hardware/simulation</text:p>
        </text:list-item>
      </text:list>
      <text:p text:style-name="P61">Users perspective:</text:p>
      <text:list xml:id="list3576186762" text:style-name="L5">
        <text:list-item>
          <text:p text:style-name="P25">Move_group ROS node</text:p>
          <text:list>
            <text:list-item>
              <text:list>
                <text:list-header>
                  <text:p text:style-name="P25"><text:s text:c="4"/>several ROS services and actions</text:p>
                </text:list-header>
              </text:list>
            </text:list-item>
          </text:list>
        </text:list-item>
        <text:list-item>
          <text:p text:style-name="P74">Configuring the move_group node</text:p>
        </text:list-item>
      </text:list>
      <text:list xml:id="list714566645" text:style-name="L6">
        <text:list-item>
          <text:p text:style-name="P75">robot-description (URDF/XACRO)</text:p>
        </text:list-item>
        <text:list-item>
          <text:p text:style-name="P75">robot semantic description (SRDF)</text:p>
        </text:list-item>
        <text:list-item>
          <text:p text:style-name="P75">joint limits, planners, etc.</text:p>
        </text:list-item>
      </text:list>
      <text:list xml:id="list165122969220585" text:continue-list="list3576186762" text:style-name="L5">
        <text:list-item>
          <text:p text:style-name="P122"><text:span text:style-name="Strong_20_Emphasis"><text:span text:style-name="T23">MoveIt! setup Assistant</text:span></text:span></text:p>
          <text:list>
            <text:list-header>
              <text:h text:style-name="P16" text:outline-level="2"><text:span text:style-name="Strong_20_Emphasis"><text:span text:style-name="T33">MoveIt! Setup Assistant - Part 1</text:span></text:span></text:h>
            </text:list-header>
          </text:list>
        </text:list-item>
      </text:list>
      <text:h text:style-name="P8" text:outline-level="4"><text:span text:style-name="Strong_20_Emphasis"><text:span text:style-name="T12">Summary</text:span></text:span></text:h>
      <text:p text:style-name="P21"><text:span text:style-name="T14">First setup your ROS environment and launch the setup assistant.<text:line-break/></text:span><text:span text:style-name="Source_20_Text"><text:span text:style-name="T24">$ source $HOME/hrwros_ws/devel/setup.bash</text:span></text:span><text:span text:style-name="T14"><text:line-break/></text:span><text:span text:style-name="Source_20_Text"><text:span text:style-name="T24">$ roslaunch moveit_setup_assistant setup_assistant.launch</text:span></text:span></text:p>
      <text:p text:style-name="P61"><text:soft-page-break/>This gives a graphical interface where you will need to perform the following steps.</text:p>
      <text:list xml:id="list1342471739" text:style-name="L7">
        <text:list-item>
          <text:p text:style-name="P26">Add URDF file path </text:p>
          <text:list>
            <text:list-item>
              <text:list>
                <text:list-header>
                  <text:p text:style-name="P41"><text:span text:style-name="T14"><text:s text:c="2"/>Browse to</text:span><text:span text:style-name="Emphasis"><text:span text:style-name="T14"> </text:span></text:span><text:span text:style-name="Emphasis"><text:span text:style-name="T21">$HOME/hrwros_ws/src/hrwros_support/urdf/hrwros.xacro</text:span></text:span><text:span text:style-name="T14"> or add the full path to that file (i.e. replacing $HOME by the actual folder name)</text:span></text:p>
                </text:list-header>
              </text:list>
            </text:list-item>
          </text:list>
        </text:list-item>
        <text:list-item>
          <text:p text:style-name="P76">Load the model</text:p>
        </text:list-item>
      </text:list>
      <text:list xml:id="list3568307736" text:style-name="L11">
        <text:list-item>
          <text:p text:style-name="P77">On the right side, a graphical view of the factory will be provided</text:p>
        </text:list-item>
        <text:list-item>
          <text:p text:style-name="P112">No TurtleBot will be seen on your display as we will not use MoveIt! to control it</text:p>
        </text:list-item>
      </text:list>
      <text:p text:style-name="P67"><text:span text:style-name="Strong_20_Emphasis"><text:span text:style-name="T11">Self-Collision Checking</text:span></text:span><text:span text:style-name="T14"> (left pane) here we set up information regarding what pairs of robot links should be checked for collision. This saves execution time.</text:span></text:p>
      <text:list xml:id="list4030597221" text:style-name="L8">
        <text:list-item>
          <text:p text:style-name="P27">MoveIt! does so by sampling random joint values and checking if the configuration collides</text:p>
        </text:list-item>
        <text:list-item>
          <text:p text:style-name="P111">This is done using the collision geometry of the URDF files. This process provides a list of link pairs that can be disabled because the can never collide with each other.</text:p>
        </text:list-item>
      </text:list>
      <text:p text:style-name="P67"><text:span text:style-name="Strong_20_Emphasis"><text:span text:style-name="T11">Virtual joints</text:span></text:span><text:span text:style-name="T14"> are an optional step to give MoveIt! a fixed reference in our world this is handy for robot arms on mobile platforms.</text:span></text:p>
      <text:list xml:id="list1800518225" text:style-name="L9">
        <text:list-item>
          <text:p text:style-name="P58">Define that our URDF is a fixed reference point with respect to robot1_base_link. The same needs to be done for robot2_base_link.</text:p>
        </text:list-item>
      </text:list>
      <text:p text:style-name="P67"><text:span text:style-name="Strong_20_Emphasis"><text:span text:style-name="T11">Planning Groups</text:span></text:span><text:span text:style-name="T14"> indicate a set of links and joints for which we intend to plan motions using MoveIt! We want to do this for our two robot arms.</text:span></text:p>
      <text:list xml:id="list151817503" text:style-name="L10">
        <text:list-item>
          <text:p text:style-name="P28">Add Group</text:p>
        </text:list-item>
      </text:list>
      <text:list xml:id="list953073905" text:style-name="L12">
        <text:list-item>
          <text:p text:style-name="P78">Give the group a name</text:p>
        </text:list-item>
        <text:list-item>
          <text:p text:style-name="P93"><text:span text:style-name="Source_20_Text"><text:span text:style-name="T25">Kinematic Solver: trac_ik_kinematics_plugin/TRAC_IKKinematicsPlugin</text:span></text:span></text:p>
        </text:list-item>
        <text:list-item>
          <text:p text:style-name="P78">Group Default Planner: RRTConnect</text:p>
        </text:list-item>
        <text:list-item>
          <text:p text:style-name="P78">Add Kinematic Chain</text:p>
        </text:list-item>
      </text:list>
      <text:list xml:id="list1678354006" text:style-name="L13">
        <text:list-item>
          <text:p text:style-name="P79">start: robot1_base_link</text:p>
        </text:list-item>
        <text:list-item>
          <text:p text:style-name="P113"><text:soft-page-break/>end: vacuum_gripper1_suction_cup</text:p>
        </text:list-item>
      </text:list>
      <text:p text:style-name="P61">This needs to be done for any number of robots we would like to control with MoveIt!</text:p>
      <text:h text:style-name="P15" text:outline-level="2"><text:span text:style-name="Strong_20_Emphasis"><text:span text:style-name="T44">MoveIt! Setup Assistant - Part 2</text:span></text:span></text:h>
      <text:h text:style-name="P7" text:outline-level="4">Summary</text:h>
      <text:p text:style-name="P21"><text:span text:style-name="Strong_20_Emphasis"><text:span text:style-name="T11">Robot Poses </text:span></text:span><text:span text:style-name="T14">define sets of joint values for particular planning groups. In this context in MoveIt! poses are defined as sets of joint values.</text:span></text:p>
      <text:list xml:id="list4108912047" text:style-name="L14">
        <text:list-item>
          <text:p text:style-name="P59">Define two sets of joint values:</text:p>
        </text:list-item>
      </text:list>
      <text:p text:style-name="P61">Robot 1 </text:p>
      <text:list xml:id="list3444317953" text:style-name="L15">
        <text:list-item>
          <text:list>
            <text:list-item>
              <text:list>
                <text:list-item>
                  <text:p text:style-name="P42"><text:span text:style-name="T14">Click </text:span><text:span text:style-name="Emphasis"><text:span text:style-name="T21">Add Pose</text:span></text:span></text:p>
                </text:list-item>
                <text:list-item>
                  <text:p text:style-name="P94"><text:span text:style-name="Emphasis"><text:span text:style-name="T21">Planning Group: </text:span></text:span><text:span text:style-name="T14">robot1</text:span></text:p>
                </text:list-item>
                <text:list-item>
                  <text:p text:style-name="P94"><text:span text:style-name="Emphasis"><text:span text:style-name="T21">robot1_shoulder_pan_joint:</text:span></text:span><text:span text:style-name="T14"> Move the slider slightly (0.4143 rad)</text:span></text:p>
                </text:list-item>
                <text:list-item>
                  <text:p text:style-name="P94"><text:span text:style-name="Emphasis"><text:span text:style-name="T21">robot1_shoulder_lift_joint:</text:span></text:span><text:span text:style-name="T14"> -1.57 rad (90deg turn)</text:span></text:p>
                </text:list-item>
                <text:list-item>
                  <text:p text:style-name="P94"><text:span text:style-name="Emphasis"><text:span text:style-name="T21">robo1_wrist_1_joint:</text:span></text:span><text:span text:style-name="T14"> -1.57 rad (90deg turn)</text:span></text:p>
                </text:list-item>
                <text:list-item>
                  <text:p text:style-name="P123"><text:span text:style-name="Emphasis"><text:span text:style-name="T21">Pose Name:</text:span></text:span><text:span text:style-name="T14"> R1Up</text:span></text:p>
                </text:list-item>
              </text:list>
            </text:list-item>
          </text:list>
        </text:list-item>
      </text:list>
      <text:p text:style-name="P64">Robot 2</text:p>
      <text:list xml:id="list1657891289" text:style-name="L16">
        <text:list-item>
          <text:p text:style-name="P43"><text:span text:style-name="T14">Click </text:span><text:span text:style-name="Emphasis"><text:span text:style-name="T21">Add Pose</text:span></text:span></text:p>
        </text:list-item>
        <text:list-item>
          <text:p text:style-name="P95"><text:span text:style-name="Emphasis"><text:span text:style-name="T21">Planning Group: </text:span></text:span><text:span text:style-name="T14">robot2</text:span></text:p>
        </text:list-item>
        <text:list-item>
          <text:p text:style-name="P95"><text:span text:style-name="Emphasis"><text:span text:style-name="T21">robot1_shoulder_pan_joint:</text:span></text:span><text:span text:style-name="T14"> Move the slider slightly (0.4143 rad)</text:span></text:p>
        </text:list-item>
        <text:list-item>
          <text:p text:style-name="P95"><text:span text:style-name="Emphasis"><text:span text:style-name="T21">robot2_shoulder_lift_joint:</text:span></text:span><text:span text:style-name="T14"> -1.57 rad (90deg turn)</text:span></text:p>
        </text:list-item>
        <text:list-item>
          <text:p text:style-name="P95"><text:span text:style-name="Emphasis"><text:span text:style-name="T21">robot2_wrist_1_joint:</text:span></text:span><text:span text:style-name="T14"> -1.57 rad (90deg turn)</text:span></text:p>
        </text:list-item>
        <text:list-item>
          <text:p text:style-name="P124"><text:span text:style-name="Emphasis"><text:span text:style-name="T21">Pose Name:</text:span></text:span><text:span text:style-name="T14"> R2Up</text:span></text:p>
        </text:list-item>
      </text:list>
      <text:p text:style-name="P61">Once we define the real controllers the motion will look much smoother.</text:p>
      <text:p text:style-name="P67"><text:span text:style-name="T14">In the unit </text:span><text:span text:style-name="Strong_20_Emphasis"><text:span text:style-name="T11">End Effectors</text:span></text:span><text:span text:style-name="T14">, we can define the set of links and joints. Also, we can let MoveIt! plan our end effectors. </text:span></text:p>
      <text:p text:style-name="P61"><text:soft-page-break/>For now, we leave it empty</text:p>
      <text:p text:style-name="P67"><text:span text:style-name="Strong_20_Emphasis"><text:span text:style-name="T11">Passive Joints </text:span></text:span><text:span text:style-name="T14">specify one or multiple robot joints as passive. MoveIt! will then consider these joints as not available for planning. </text:span></text:p>
      <text:p text:style-name="P67"><text:span text:style-name="Strong_20_Emphasis"><text:span text:style-name="T11">Author Information </text:span></text:span><text:span text:style-name="T14">is required as this generates a ROS package.</text:span></text:p>
      <text:p text:style-name="P67"><text:span text:style-name="Strong_20_Emphasis"><text:span text:style-name="T11">Generate Configuration Files </text:span></text:span><text:span text:style-name="T14">Displays files with information about the choices we made in the previous steps so the MoveGroup node can use it. </text:span></text:p>
      <text:list xml:id="list689322976" text:style-name="L17">
        <text:list-item>
          <text:p text:style-name="P44"><text:span text:style-name="T14">Specify the desired directory<text:line-break/> <text:s text:c="3"/></text:span><text:span text:style-name="Source_20_Text"><text:span text:style-name="T24">$HOME/hrwros_ws/src/hrwros/hrwros_moveit_config</text:span></text:span></text:p>
        </text:list-item>
        <text:list-item>
          <text:p text:style-name="P80">Generate Package</text:p>
          <text:list>
            <text:list-item>
              <text:list>
                <text:list-header>
                  <text:p text:style-name="P60"><text:s text:c="4"/>Confirm that no end effectors have been added</text:p>
                </text:list-header>
              </text:list>
            </text:list-item>
          </text:list>
        </text:list-item>
      </text:list>
      <text:p text:style-name="P67"><text:span text:style-name="T14">Let's take a quick look at the generated ROS package.<text:line-break/></text:span><text:span text:style-name="Source_20_Text"><text:span text:style-name="T24">$ cd src/hrwros/hrw</text:span></text:span><text:span text:style-name="T14">ros_m</text:span><text:span text:style-name="Source_20_Text"><text:span text:style-name="T24">oveit_config<text:line-break/>$ cd config<text:line-break/>$ cd ../launch</text:span></text:span></text:p>
      <text:p text:style-name="P67"><text:span text:style-name="T14">We see configuration files and a launch folder containing a lot of launch files. We will focus mostly  </text:span><text:span text:style-name="Source_20_Text"><text:span text:style-name="T24">move_group.launch</text:span></text:span></text:p>
      <text:h text:style-name="P15" text:outline-level="2"><text:span text:style-name="Strong_20_Emphasis"><text:span text:style-name="T44">MoveIt! Setup Assistant - MoveIt! configuration package</text:span></text:span></text:h>
      <text:h text:style-name="P6" text:outline-level="4"><text:span text:style-name="Strong_20_Emphasis"><text:span text:style-name="T2">Planning Context</text:span></text:span></text:h>
      <text:p text:style-name="P21"><text:span text:style-name="T15">After creating a new package we build it and source our updated setup files. <text:line-break/></text:span><text:span text:style-name="Source_20_Text"><text:span text:style-name="T24">$ cd $HOME/hrwros_ws</text:span></text:span><text:span text:style-name="T15"><text:line-break/></text:span><text:span text:style-name="Source_20_Text"><text:span text:style-name="T24">$ catkin build</text:span></text:span><text:span text:style-name="T15"><text:line-break/></text:span><text:span text:style-name="Source_20_Text"><text:span text:style-name="T24">$ source $HOME/hrwros_ws/devel/setup.bash</text:span></text:span></text:p>
      <text:p text:style-name="P67"><text:soft-page-break/><text:span text:style-name="T15">Navigate and look into the package.xml file.<text:line-break/></text:span><text:span text:style-name="Source_20_Text"><text:span text:style-name="T24">$ roscd hrwros_moveit_config/</text:span></text:span><text:span text:style-name="T15"><text:line-break/></text:span><text:span text:style-name="Source_20_Text"><text:span text:style-name="T24">$ more package.xml</text:span></text:span></text:p>
      <text:p text:style-name="P63">There you can see the author details and a set of dependencies.</text:p>
      <text:p text:style-name="P67"><text:span text:style-name="Strong_20_Emphasis"><text:span text:style-name="T13">In an external editor:</text:span></text:span></text:p>
      <text:p text:style-name="P67"><text:span text:style-name="T15">Open the </text:span><text:span text:style-name="Source_20_Text"><text:span text:style-name="T24">hrwros_moveit_config</text:span></text:span><text:span text:style-name="T15"> package, by looking at the launch files we can see how it works.</text:span></text:p>
      <text:p text:style-name="P67"><text:span text:style-name="T15">Let's begin with the </text:span><text:span text:style-name="Strong_20_Emphasis"><text:span text:style-name="T15"> </text:span></text:span><text:span text:style-name="Strong_20_Emphasis"><text:span text:style-name="T13">launch/</text:span></text:span><text:span text:style-name="Strong_20_Emphasis"><text:span text:style-name="Source_20_Text"><text:span text:style-name="T28">move_group.launch </text:span></text:span></text:span><text:span text:style-name="T15">file.</text:span></text:p>
      <text:p text:style-name="P63">At the beginning of the file there are two group of settings related to code debugging and logging settings. These will be untouched in this course.</text:p>
      <text:p text:style-name="P63">Then we have a few parameters:</text:p>
      <text:list xml:id="list2943567793" text:style-name="L18">
        <text:list-item>
          <text:p text:style-name="P45"><text:span text:style-name="Source_20_Text"><text:span text:style-name="T24">pipeline: investigated soon</text:span></text:span></text:p>
        </text:list-item>
        <text:list-item>
          <text:p text:style-name="P96"><text:span text:style-name="Source_20_Text"><text:span text:style-name="T24">allow_trajectory_execution:</text:span></text:span><text:span text:style-name="T15"> investigated soon</text:span></text:p>
        </text:list-item>
        <text:list-item>
          <text:p text:style-name="P96"><text:span text:style-name="Source_20_Text"><text:span text:style-name="T24">fake_execution</text:span></text:span><text:span text:style-name="Source_20_Text"><text:span text:style-name="T26">:</text:span></text:span><text:span text:style-name="T15"> investigated soon</text:span></text:p>
        </text:list-item>
        <text:list-item>
          <text:p text:style-name="P96"><text:span text:style-name="Source_20_Text"><text:span text:style-name="T24">max_safe_path_cost associated: </text:span></text:span><text:span text:style-name="T15">integrating sensory information (not necessary in this course) </text:span></text:p>
        </text:list-item>
        <text:list-item>
          <text:p text:style-name="P96"><text:soft-page-break/><text:span text:style-name="Source_20_Text"><text:span text:style-name="T24">jiggle_fraction:</text:span></text:span><text:span text:style-name="T15"> integrating sensory information (not necessary in this course) </text:span></text:p>
        </text:list-item>
        <text:list-item>
          <text:p text:style-name="P96"><text:span text:style-name="Source_20_Text"><text:span text:style-name="T24">publish_monitored_planning_scene: </text:span></text:span><text:span text:style-name="T15">a parameter used by the PlanningSceneMonitor (not necessary in this course)</text:span></text:p>
        </text:list-item>
      </text:list>
      <text:p text:style-name="P67"><text:span text:style-name="T15">Then in  </text:span><text:span text:style-name="Source_20_Text"><text:span text:style-name="T24">planning_context.launch</text:span></text:span><text:span text:style-name="T15"> file, mentioned in the video.</text:span></text:p>
      <text:p text:style-name="P67"><text:span text:style-name="T15">Go to</text:span><text:span text:style-name="Source_20_Text"><text:span text:style-name="T16"> </text:span></text:span><text:span text:style-name="Source_20_Text"><text:span text:style-name="T24">launch/planning_context.launch:</text:span></text:span><text:span text:style-name="T15"><text:line-break/>Make sure  </text:span><text:span text:style-name="Source_20_Text"><text:span text:style-name="T26">robot_description</text:span></text:span><text:span text:style-name="T15"> file is available. This is usually loaded and thus the default is false.</text:span></text:p>
      <text:p text:style-name="P67"><text:span text:style-name="T15">Go to </text:span><text:span text:style-name="Source_20_Text"><text:span text:style-name="T24">config/hrwros.srdf</text:span></text:span><text:span text:style-name="T15">:<text:line-break/>The</text:span><text:span text:style-name="Source_20_Text"><text:span text:style-name="T17"> </text:span></text:span><text:span text:style-name="Source_20_Text"><text:span text:style-name="T26">robot_description_semantic</text:span></text:span><text:span text:style-name="T15"> parameter is located in the config folder and contains the following:</text:span></text:p>
      <text:list xml:id="list2284515236" text:style-name="L22">
        <text:list-item>
          <text:p text:style-name="P90">The semantic information (robot1_base_link, vacuum_gripper1_suction_cup...)</text:p>
        </text:list-item>
        <text:list-item>
          <text:p text:style-name="P90">The robot configurations or robot poses (R1Up, R2Up)</text:p>
        </text:list-item>
        <text:list-item>
          <text:p text:style-name="P90">Virtual joints</text:p>
        </text:list-item>
        <text:list-item>
          <text:p text:style-name="P90">The entire list of link pairs that won't be checked for collision</text:p>
        </text:list-item>
      </text:list>
      <text:p text:style-name="P67"><text:span text:style-name="T15">Go to </text:span><text:span text:style-name="Source_20_Text"><text:span text:style-name="T24">config/joint_limits.yaml</text:span></text:span><text:span text:style-name="T15">:<text:line-break/>Joint-specific limits for each of the robot arms are updated here.</text:span></text:p>
      <text:p text:style-name="P67"><text:soft-page-break/><text:span text:style-name="T15">Go to </text:span><text:span text:style-name="Source_20_Text"><text:span text:style-name="T24">config/kinematics.yaml</text:span></text:span><text:span text:style-name="T15">:<text:line-break/>Here we have the specifications of the plugin or library we.use. </text:span></text:p>
      <text:p text:style-name="P68"><text:span text:style-name="T15">Go back to </text:span><text:span text:style-name="Strong_20_Emphasis"><text:span text:style-name="Source_20_Text"><text:span text:style-name="T28">launch/move_group.launch</text:span></text:span></text:span></text:p>
      <text:p text:style-name="P68"><text:span text:style-name="T15">The next config file  </text:span><text:span text:style-name="Source_20_Text"><text:span text:style-name="T24">planning_pipeline.launch.xml</text:span></text:span><text:span text:style-name="T15"><text:line-break/>It uses the pipeline argument from the begging go the file, remember that it was set by default to </text:span><text:span text:style-name="Emphasis"><text:span text:style-name="T22">ompl</text:span></text:span><text:span text:style-name="T15">. </text:span></text:p>
      <text:p text:style-name="P67"><text:span text:style-name="T15">Go to</text:span><text:span text:style-name="Source_20_Text"><text:span text:style-name="T16"> </text:span></text:span><text:span text:style-name="Source_20_Text"><text:span text:style-name="T24">launch/ompl_planning_pipeline.launch.xml:</text:span></text:span></text:p>
      <text:p text:style-name="P67"><text:span text:style-name="T15">You will find a lot of internal settings for using the </text:span><text:span text:style-name="Emphasis"><text:span text:style-name="T22">ompl</text:span></text:span><text:span text:style-name="T15"> planning library. </text:span></text:p>
      <text:p text:style-name="P67"><text:span text:style-name="T15">Go to</text:span><text:span text:style-name="Source_20_Text"><text:span text:style-name="T16"> </text:span></text:span><text:span text:style-name="Source_20_Text"><text:span text:style-name="T24">config/ompl_planning.yaml:</text:span></text:span></text:p>
      <text:p text:style-name="P65"> <text:span text:style-name="T3">a whole list of available planners. </text:span></text:p>
      <text:p text:style-name="P67"><text:span text:style-name="T15">Go back to </text:span><text:span text:style-name="Strong_20_Emphasis"><text:span text:style-name="Source_20_Text"><text:span text:style-name="T28">launch/move_group.launch</text:span></text:span></text:span></text:p>
      <text:p text:style-name="P67"><text:span text:style-name="T15">The next interesting file is on line 52, the </text:span><text:span text:style-name="Source_20_Text"><text:span text:style-name="T24">trajectory_execution.launch.xml</text:span></text:span><text:span text:style-name="T15">.</text:span></text:p>
      <text:p text:style-name="P67"><text:soft-page-break/><text:span text:style-name="T15">It uses the </text:span><text:span text:style-name="Emphasis"><text:span text:style-name="T22">moveit_manage_controllers</text:span></text:span><text:span text:style-name="T15"> parameter, which  takes care of trajectory execution and manages controllers, and the aforementioned </text:span><text:span text:style-name="Emphasis"><text:span text:style-name="T22">fake_execution</text:span></text:span><text:span text:style-name="T15"> parameter, although we're interested on the real one.</text:span></text:p>
      <text:p text:style-name="P67"><text:span text:style-name="T15">Go to</text:span><text:span text:style-name="Source_20_Text"><text:span text:style-name="T16"> </text:span></text:span><text:span text:style-name="Source_20_Text"><text:span text:style-name="T24">launch/hrwros_moveit_controller_manager.launch.xml:</text:span></text:span></text:p>
      <text:p text:style-name="P67"><text:span text:style-name="Strong_20_Emphasis"><text:span text:style-name="T13">The video says it's empty, but in this new version, the moveit_setup_assistant has already filled it for us!</text:span></text:span></text:p>
      <text:h text:style-name="P3" text:outline-level="3"><text:span text:style-name="Strong_20_Emphasis"><text:span text:style-name="T38">Required additional steps:</text:span></text:span></text:h>
      <text:h text:style-name="P4" text:outline-level="3">1 - Remap /joint_states to /combined_joint_states</text:h>
      <text:p text:style-name="P21"><text:span text:style-name="T15">In order to complete the MoveIt! configuration, it's necessary to remap the </text:span><text:span text:style-name="Source_20_Text"><text:span text:style-name="T24">/joint_state </text:span></text:span><text:span text:style-name="T15">topic to </text:span><text:span text:style-name="Source_20_Text"><text:span text:style-name="T24">/combined_joint_states</text:span></text:span><text:span text:style-name="T15"> to be able to handle the different robots on the simulations. To achieve this follow the following steps:</text:span></text:p>
      <text:list xml:id="list2395462064" text:style-name="L20">
        <text:list-item>
          <text:p text:style-name="P46"><text:span text:style-name="T15">Open the file move_group.launch in the newly generated </text:span><text:span text:style-name="Source_20_Text"><text:span text:style-name="T24">hrwros_moveit_config/launch</text:span></text:span><text:span text:style-name="T15"> folder.</text:span></text:p>
        </text:list-item>
        <text:list-item>
          <text:p text:style-name="P97"><text:span text:style-name="T15">Go to line 73, just under the string </text:span><text:span text:style-name="Source_20_Text"><text:span text:style-name="T24">&lt;param name="disable_capabilities" value="$(arg disable_capabilities)"/&gt;</text:span></text:span></text:p>
        </text:list-item>
        <text:list-item>
          <text:p text:style-name="P97"><text:span text:style-name="T15">Add the following string below this line:<text:line-break/></text:span><text:span text:style-name="Source_20_Text"><text:span text:style-name="T24">&lt;remap from="/joint_states" to="/combined_joint_states"/&gt;</text:span></text:span></text:p>
        </text:list-item>
      </text:list>
      <text:p text:style-name="P67"><text:span text:style-name="T15">Lines 72 and 73 of </text:span><text:span text:style-name="Source_20_Text"><text:span text:style-name="T24">move_group.launch</text:span></text:span><text:span text:style-name="T15"> file should look like this:</text:span></text:p>
      <text:p text:style-name="P1"><text:soft-page-break/><text:span text:style-name="Source_20_Text"><text:span text:style-name="T30"><text:s text:c="2"/></text:span></text:span><text:span text:style-name="Source_20_Text"><text:span text:style-name="T24">&lt;param name="disable_capabilities" value="$(arg disable_capabilities)"/&gt;</text:span></text:span></text:p>
      <text:p text:style-name="P2"><text:span text:style-name="Source_20_Text"><text:span text:style-name="T30"><text:s text:c="2"/></text:span></text:span><text:span text:style-name="Source_20_Text"><text:span text:style-name="T24">&lt;remap from="/joint_states" to="/combined_joint_states"/&gt;</text:span></text:span></text:p>
      <text:h text:style-name="P4" text:outline-level="3">2 - Change trajectory_execution/allowed_start_tolerances</text:h>
      <text:p text:style-name="P21"><text:span text:style-name="T15">In order to ensure the correct work of the controllers. It's also necessary to change the allowed_start_tolerances parameters. To achieve this follow the following steps:</text:span></text:p>
      <text:list xml:id="list3498510376" text:style-name="L21">
        <text:list-item>
          <text:p text:style-name="P47"><text:span text:style-name="T15">Open the file </text:span><text:span text:style-name="Source_20_Text"><text:span text:style-name="T24">trajectory_execution.launch.xml</text:span></text:span><text:span text:style-name="T15"> in the newly generated </text:span><text:span text:style-name="Source_20_Text"><text:span text:style-name="T24">hrwros_moveit_config/launch</text:span></text:span><text:span text:style-name="T15"> folder.</text:span></text:p>
        </text:list-item>
        <text:list-item>
          <text:p text:style-name="P98"><text:span text:style-name="T15">Go to line 14, find the string  </text:span><text:span text:style-name="Source_20_Text"><text:span text:style-name="T24">&lt;param name="trajectory_execution/allowed_start_tolerance" value="0.01"/&gt; &lt;!-- default 0.01 --&gt;</text:span></text:span></text:p>
        </text:list-item>
        <text:list-item>
          <text:p text:style-name="P89">Change the parameter value to "0.1"</text:p>
        </text:list-item>
      </text:list>
      <text:p text:style-name="P63">Line 14 should look like this:</text:p>
      <text:p text:style-name="P70"><text:span text:style-name="Source_20_Text"><text:span text:style-name="T24">&lt;param name="trajectory_execution/allowed_start_tolerance" value="0.1"/&gt; &lt;!-- default 0.01 --&gt;</text:span></text:span></text:p>
      <text:h text:style-name="P14" text:outline-level="2"><text:span text:style-name="Strong_20_Emphasis"><text:span text:style-name="T42">MoveIt! Setup Assistant - configuring controllers</text:span></text:span></text:h>
      <text:p text:style-name="P68"><text:span text:style-name="Strong_20_Emphasis"><text:span text:style-name="T39">About controllers</text:span></text:span></text:p>
      <text:p text:style-name="P68"><text:span text:style-name="T18">W</text:span><text:span text:style-name="T15">e are focusing now on how to execute the motion, that's where </text:span><text:span text:style-name="Emphasis"><text:span text:style-name="T15">controllers</text:span></text:span><text:span text:style-name="T15"> come in play!</text:span></text:p>
      <text:list xml:id="list1303659396" text:style-name="L23">
        <text:list-item>
          <text:list>
            <text:list-item>
              <text:p text:style-name="P56"><text:span text:style-name="T15">Trajectories are executed on simulated robots or real hardware, and they are controlled by </text:span><text:span text:style-name="Emphasis"><text:span text:style-name="T15">controllers.</text:span></text:span></text:p>
            </text:list-item>
            <text:list-item>
              <text:p text:style-name="P107"><text:soft-page-break/><text:span text:style-name="T15">Gazebo uses </text:span><text:span text:style-name="Emphasis"><text:span text:style-name="T15">controllers</text:span></text:span><text:span text:style-name="T15"> to control the motion and to know the poses and status of the robot.</text:span></text:p>
            </text:list-item>
            <text:list-item>
              <text:p text:style-name="P107"><text:span text:style-name="T15">MoveIt! plans movements and send those movements to the </text:span><text:span text:style-name="Emphasis"><text:span text:style-name="T15">controllers</text:span></text:span><text:span text:style-name="T15"> in Gazebo.</text:span></text:p>
            </text:list-item>
          </text:list>
        </text:list-item>
      </text:list>
      <text:list xml:id="list3391405218" text:style-name="L24">
        <text:list-item>
          <text:list>
            <text:list-item>
              <text:p text:style-name="P40">Communication between all these  components happens over ROS topics and action servers (studied on Week 1)</text:p>
            </text:list-item>
          </text:list>
        </text:list-item>
      </text:list>
      <text:p text:style-name="P66"><text:span text:style-name="Strong_20_Emphasis"><text:span text:style-name="T6">Components of Gazebo and MoveIt!</text:span></text:span></text:p>
      <text:p text:style-name="P62">Gazebo uses:</text:p>
      <text:list xml:id="list2187951114" text:style-name="L25">
        <text:list-item>
          <text:p text:style-name="P10"><text:span text:style-name="Source_20_Text"><text:span text:style-name="T15">JointStateController</text:span></text:span><text:span text:style-name="T15">  to publish current joint values (like a sensor)</text:span></text:p>
        </text:list-item>
        <text:list-item>
          <text:p text:style-name="P10"><text:span text:style-name="Source_20_Text"><text:span text:style-name="T15">JointTrajectoryController </text:span></text:span><text:span text:style-name="T15">to control the execution of trajectories sent by MoveIt!</text:span></text:p>
        </text:list-item>
      </text:list>
      <text:p text:style-name="P20">MoveIt! uses:</text:p>
      <text:list xml:id="list2297201844" text:style-name="L26">
        <text:list-item>
          <text:p text:style-name="P11"><text:span text:style-name="Source_20_Text"><text:span text:style-name="T15">Planning scene monitor</text:span></text:span><text:span text:style-name="T15"> to update position of things it know (robot arms or other objects)</text:span></text:p>
        </text:list-item>
        <text:list-item>
          <text:p text:style-name="P11"><text:span text:style-name="Source_20_Text"><text:span text:style-name="T15">Simple Controller Manager </text:span></text:span><text:span text:style-name="T15">to send the desired movements to the trajectory controller.</text:span></text:p>
        </text:list-item>
      </text:list>
      <text:p text:style-name="P21"><text:span text:style-name="Strong_20_Emphasis"><text:span text:style-name="T13">Gazebo Simulation and MoveIt</text:span></text:span></text:p>
      <text:list xml:id="list2230935996" text:style-name="L27">
        <text:list-item>
          <text:p text:style-name="P48"><text:span text:style-name="T15">All the gazebo configuration is contained in the </text:span><text:span text:style-name="Source_20_Text"><text:span text:style-name="T15">hrwros_gazebo </text:span></text:span><text:span text:style-name="T15">package (part of the </text:span><text:a xlink:type="simple" xlink:href="https://courses.edx.org/courses/course-v1:DelftX+ROS1x+1T2020/840d9a3182544d368b70b5498982367c/#Week%204" office:target-frame-name="[object Object]" xlink:show="replace" text:style-name="Internet_20_link" text:visited-style-name="Visited_20_Internet_20_Link"><text:span text:style-name="T31">Week 4 content files</text:span></text:a><text:span text:style-name="T15">)</text:span></text:p>
        </text:list-item>
        <text:list-item>
          <text:p text:style-name="P99"><text:span text:style-name="T15">All MoveIt configuration is contained in the </text:span><text:span text:style-name="Source_20_Text"><text:span text:style-name="T15">hrwros_moveit_config</text:span></text:span><text:span text:style-name="T15"> package (you just created it)</text:span></text:p>
        </text:list-item>
      </text:list>
      <text:p text:style-name="P67"><text:soft-page-break/><text:span text:style-name="Strong_20_Emphasis"><text:span text:style-name="T13">hrwros_gazebo</text:span></text:span></text:p>
      <text:list xml:id="list1299348155" text:style-name="L28">
        <text:list-item>
          <text:p text:style-name="P49"><text:span text:style-name="T15">In </text:span><text:span text:style-name="Source_20_Text"><text:span text:style-name="T15">hrwros_gazebo</text:span></text:span><text:span text:style-name="T15">, all controller files live under the </text:span><text:span text:style-name="Source_20_Text"><text:span text:style-name="T15">config</text:span></text:span><text:span text:style-name="T15"> folder.</text:span></text:p>
        </text:list-item>
        <text:list-item>
          <text:p text:style-name="P91">Joint state controllers contain a name, a type, and a publishing frequency.</text:p>
          <text:list>
            <text:list-item>
              <text:list>
                <text:list-item>
                  <text:list>
                    <text:list-header>
                      <text:p text:style-name="P49"><text:span text:style-name="T15"><text:s text:c="5"/>They are defined on the </text:span><text:span text:style-name="Source_20_Text"><text:span text:style-name="T15">rX_joint_state_controller.yaml</text:span></text:span><text:span text:style-name="T15"> file</text:span></text:p>
                    </text:list-header>
                  </text:list>
                </text:list-item>
              </text:list>
            </text:list-item>
          </text:list>
        </text:list-item>
        <text:list-item>
          <text:p text:style-name="P91">Trajectory controllers contain a name, a type, a list of associated joints, the gains, their constraints, and some other information to do with tolerances.</text:p>
          <text:list>
            <text:list-item>
              <text:list>
                <text:list-item>
                  <text:list>
                    <text:list-header>
                      <text:p text:style-name="P49"><text:span text:style-name="T15"><text:s text:c="5"/>They are defined on the </text:span><text:span text:style-name="Source_20_Text"><text:span text:style-name="T15">robotX_controller.yaml</text:span></text:span><text:span text:style-name="T15"> file</text:span></text:p>
                    </text:list-header>
                  </text:list>
                </text:list-item>
              </text:list>
            </text:list-item>
          </text:list>
        </text:list-item>
      </text:list>
      <text:p text:style-name="P67"><text:span text:style-name="T41">Note:</text:span><text:span text:style-name="T15"><text:line-break/>On the </text:span><text:span text:style-name="Source_20_Text"><text:span text:style-name="T15">robotX_controller.yaml</text:span></text:span><text:span text:style-name="T15"> files, the video lecture, shows </text:span><text:span text:style-name="Source_20_Text"><text:span text:style-name="T15">position_controllers/JointTrajectoryController </text:span></text:span><text:span text:style-name="T15">as the type of controllers.<text:line-break/>On the files you will get this has changed to </text:span><text:span text:style-name="Source_20_Text"><text:span text:style-name="T15">effort_controllers/JointTrajectoryController</text:span></text:span><text:span text:style-name="T15"><text:line-break/>Also, the gains are not shown on the video, as they are only needed for effort_controllers.</text:span></text:p>
      <text:list xml:id="list781027332" text:style-name="L29">
        <text:list-item>
          <text:p text:style-name="P37">Controllers are provided as ROS action servers: They need to be powered by nodes! We can launch them using launch files.</text:p>
        </text:list-item>
      </text:list>
      <text:list xml:id="list1642410091" text:style-name="L32">
        <text:list-item>
          <text:p text:style-name="P101"><text:span text:style-name="T15">The launchers are found on the </text:span><text:span text:style-name="Source_20_Text"><text:span text:style-name="T15">launch</text:span></text:span><text:span text:style-name="T15"> folder.</text:span></text:p>
        </text:list-item>
        <text:list-item>
          <text:p text:style-name="P101"><text:span text:style-name="T15">The </text:span><text:span text:style-name="Source_20_Text"><text:span text:style-name="T15">spawn_robots.launch </text:span></text:span><text:span text:style-name="T15">file contains these settings for the two controllers of each robot.</text:span></text:p>
        </text:list-item>
      </text:list>
      <text:p text:style-name="P67"><text:soft-page-break/><text:span text:style-name="Strong_20_Emphasis"><text:span text:style-name="T13">hrwros_moveit_config</text:span></text:span></text:p>
      <text:list xml:id="list775367476" text:style-name="L30">
        <text:list-item>
          <text:list>
            <text:list-item>
              <text:p text:style-name="P50"><text:span text:style-name="T15">In </text:span><text:span text:style-name="Source_20_Text"><text:span text:style-name="T15">hrwros_moveit_config</text:span></text:span><text:span text:style-name="T15"> the controller files are also under the </text:span><text:span text:style-name="Source_20_Text"><text:span text:style-name="T15">config</text:span></text:span><text:span text:style-name="T15"> folder.</text:span></text:p>
            </text:list-item>
            <text:list-item>
              <text:p text:style-name="P100"><text:span text:style-name="T15">You need to create a new file named </text:span><text:span text:style-name="Source_20_Text"><text:span text:style-name="T15">controllers.yaml</text:span></text:span><text:span text:style-name="T15"> to list all the controller clients that MoveIt! is going to use.</text:span></text:p>
            </text:list-item>
          </text:list>
        </text:list-item>
      </text:list>
      <text:p text:style-name="P63">Fill in that file with the name of the controllers including their namespace, their action namespaces, their type, and the joints they control (from the gazebo controller), the contents should look like this:</text:p>
      <text:p text:style-name="P67"><text:span text:style-name="Source_20_Text"><text:span text:style-name="T24">controller_list:</text:span></text:span><text:span text:style-name="T15"><text:line-break/></text:span><text:span text:style-name="Source_20_Text"><text:span text:style-name="T16"> </text:span></text:span><text:span text:style-name="Source_20_Text"><text:span text:style-name="T24">- name: robot1/robot1_controller</text:span></text:span><text:span text:style-name="T15"><text:line-break/></text:span><text:span text:style-name="Source_20_Text"><text:span text:style-name="T16">   </text:span></text:span><text:span text:style-name="Source_20_Text"><text:span text:style-name="T24">action_ns: follow_joint_trajectory</text:span></text:span><text:span text:style-name="T15"><text:line-break/></text:span><text:span text:style-name="Source_20_Text"><text:span text:style-name="T16">   </text:span></text:span><text:span text:style-name="Source_20_Text"><text:span text:style-name="T24">type: FollowJointTrajectory</text:span></text:span><text:span text:style-name="T15"><text:line-break/></text:span><text:span text:style-name="Source_20_Text"><text:span text:style-name="T16">   </text:span></text:span><text:span text:style-name="Source_20_Text"><text:span text:style-name="T24">joints: ["robot1_elbow_joint",</text:span></text:span><text:span text:style-name="T15"><text:line-break/></text:span><text:span text:style-name="Source_20_Text"><text:span text:style-name="T16">           </text:span></text:span><text:span text:style-name="Source_20_Text"><text:span text:style-name="T24">"robot1_shoulder_lift_joint",</text:span></text:span><text:span text:style-name="T15"><text:line-break/></text:span><text:span text:style-name="Source_20_Text"><text:span text:style-name="T16">           </text:span></text:span><text:span text:style-name="Source_20_Text"><text:span text:style-name="T24">"robot1_shoulder_pan_joint",</text:span></text:span><text:span text:style-name="T15"><text:line-break/></text:span><text:span text:style-name="Source_20_Text"><text:span text:style-name="T16">           </text:span></text:span><text:span text:style-name="Source_20_Text"><text:span text:style-name="T24">"robot1_wrist_1_joint",</text:span></text:span><text:span text:style-name="T15"><text:line-break/></text:span><text:span text:style-name="Source_20_Text"><text:span text:style-name="T16">           </text:span></text:span><text:span text:style-name="Source_20_Text"><text:span text:style-name="T24">"robot1_wrist_2_joint",</text:span></text:span><text:span text:style-name="T15"><text:line-break/></text:span><text:span text:style-name="Source_20_Text"><text:span text:style-name="T16">           </text:span></text:span><text:span text:style-name="Source_20_Text"><text:span text:style-name="T24">"robot1_wrist_3_joint"]</text:span></text:span><text:span text:style-name="T15"><text:line-break/></text:span><text:span text:style-name="Source_20_Text"><text:span text:style-name="T16"> </text:span></text:span><text:span text:style-name="Source_20_Text"><text:span text:style-name="T24">- name: robot2/robot2_controller</text:span></text:span><text:span text:style-name="T15"><text:line-break/></text:span><text:span text:style-name="Source_20_Text"><text:span text:style-name="T16">   </text:span></text:span><text:span text:style-name="Source_20_Text"><text:span text:style-name="T24">action_ns: follow_joint_trajectory</text:span></text:span><text:span text:style-name="T15"><text:line-break/></text:span><text:span text:style-name="Source_20_Text"><text:span text:style-name="T16">   </text:span></text:span><text:span text:style-name="Source_20_Text"><text:span text:style-name="T24">type: FollowJointTrajectory</text:span></text:span><text:span text:style-name="T15"><text:line-break/></text:span><text:span text:style-name="Source_20_Text"><text:span text:style-name="T16">   </text:span></text:span><text:span text:style-name="Source_20_Text"><text:span text:style-name="T24">joints: ["robot2_elbow_joint",</text:span></text:span><text:span text:style-name="T15"><text:line-break/></text:span><text:span text:style-name="Source_20_Text"><text:span text:style-name="T16">           </text:span></text:span><text:span text:style-name="Source_20_Text"><text:span text:style-name="T24">"robot2_shoulder_lift_joint",</text:span></text:span><text:span text:style-name="T15"><text:line-break/></text:span><text:span text:style-name="Source_20_Text"><text:span text:style-name="T16">           </text:span></text:span><text:span text:style-name="Source_20_Text"><text:span text:style-name="T24">"robot2_shoulder_pan_joint",</text:span></text:span><text:span text:style-name="T15"><text:line-break/></text:span><text:span text:style-name="Source_20_Text"><text:span text:style-name="T16">           </text:span></text:span><text:span text:style-name="Source_20_Text"><text:span text:style-name="T24">"robot2_wrist_1_joint",</text:span></text:span><text:span text:style-name="T15"><text:line-break/></text:span><text:span text:style-name="Source_20_Text"><text:span text:style-name="T16">           </text:span></text:span><text:span text:style-name="Source_20_Text"><text:span text:style-name="T24">"robot2_wrist_2_joint",</text:span></text:span><text:span text:style-name="T15"><text:line-break/></text:span><text:span text:style-name="Source_20_Text"><text:span text:style-name="T16">           </text:span></text:span><text:span text:style-name="Source_20_Text"><text:span text:style-name="T24">"robot2_wrist_3_joint"]</text:span></text:span></text:p>
      <text:list xml:id="list2840923522" text:style-name="L31">
        <text:list-item>
          <text:p text:style-name="P51"><text:span text:style-name="T15">Finally, we need a launcher file for our MoveIt! controller manager file, where we define a name, which controller manager system we want to </text:span><text:soft-page-break/><text:span text:style-name="T15">use from MoveIt!, and the file from the previous point where we defined the controller. So go to the launcher folder and open edit the </text:span><text:span text:style-name="Source_20_Text"><text:span text:style-name="T24">hrwros_moveit_controller_manager.launch.xml </text:span></text:span><text:span text:style-name="T15">file.</text:span></text:p>
        </text:list-item>
      </text:list>
      <text:h text:style-name="P17" text:outline-level="2"><text:span text:style-name="Strong_20_Emphasis"><text:span text:style-name="T44">MoveIt! Commander</text:span></text:span></text:h>
      <text:h text:style-name="P9" text:outline-level="4">Launch MoveIt! Commander:</text:h>
      <text:list xml:id="list2965028501" text:style-name="L33">
        <text:list-item>
          <text:p text:style-name="P38">Start the Gazebo simulation and verify if the robot arms and the turtlebot are correctly displayed.</text:p>
        </text:list-item>
      </text:list>
      <text:p text:style-name="P67"><text:span text:style-name="Source_20_Text"><text:span text:style-name="T24">$ roslaunch hrwros_gazebo hrwros_environment.launch</text:span></text:span></text:p>
      <text:list xml:id="list551580522" text:style-name="L34">
        <text:list-item>
          <text:p text:style-name="P39">Start the command line tool to send motion commands to the robot.</text:p>
        </text:list-item>
      </text:list>
      <text:p text:style-name="P67"><text:span text:style-name="Source_20_Text"><text:span text:style-name="T24">$ rosrun hrwros_week4 hrwros_moveit_commander_cmdline</text:span></text:span></text:p>
      <text:h text:style-name="P5" text:outline-level="4">MoveIt! commander commands</text:h>
      <text:list xml:id="list2512567542" text:style-name="L35">
        <text:list-item>
          <text:p text:style-name="P52"><text:span text:style-name="T15">List all usable commands<text:line-break/></text:span><text:span text:style-name="Source_20_Text"><text:span text:style-name="T24">&gt; help</text:span></text:span></text:p>
        </text:list-item>
        <text:list-item>
          <text:p text:style-name="P102"><text:span text:style-name="T15">Select the "group" to use<text:line-break/></text:span><text:span text:style-name="Source_20_Text"><text:span text:style-name="T24">&gt; use &lt;group_name&gt;</text:span></text:span></text:p>
        </text:list-item>
        <text:list-item>
          <text:p text:style-name="P102"><text:span text:style-name="T15">Plan and execute motion from stored positions </text:span><text:span text:style-name="Strong_20_Emphasis"><text:span text:style-name="T13"><text:line-break/></text:span></text:span><text:span text:style-name="Source_20_Text"><text:span text:style-name="T24">&gt; go &lt;named_target&gt;</text:span></text:span></text:p>
        </text:list-item>
        <text:list-item>
          <text:p text:style-name="P102"><text:span text:style-name="T15">Plan and execute linear motions<text:line-break/></text:span><text:span text:style-name="Source_20_Text"><text:span text:style-name="T24">&gt; go &lt;up | down | left | right | forward | backward&gt; &lt;distance_in_m&gt;</text:span></text:span></text:p>
        </text:list-item>
        <text:list-item>
          <text:p text:style-name="P102"><text:span text:style-name="T15">Get current joint state and pose<text:line-break/></text:span><text:span text:style-name="Source_20_Text"><text:span text:style-name="T24">&gt; current</text:span></text:span></text:p>
        </text:list-item>
        <text:list-item>
          <text:p text:style-name="P102"><text:span text:style-name="T15">Execute multiple commands<text:line-break/></text:span><text:span text:style-name="Source_20_Text"><text:span text:style-name="T24">&gt; load &lt;path_to_script_file/scrip_file_name&gt;</text:span></text:span></text:p>
        </text:list-item>
      </text:list>
      <text:h text:style-name="P5" text:outline-level="4"><text:soft-page-break/>Let's see the commands in action!</text:h>
      <text:p text:style-name="P21"><text:span text:style-name="Source_20_Text"><text:span text:style-name="T24">&gt; use robot1</text:span></text:span><text:span text:style-name="T15"><text:line-break/></text:span><text:span text:style-name="Source_20_Text"><text:span text:style-name="T24">&gt; go R1Up</text:span></text:span><text:span text:style-name="T15"><text:line-break/></text:span><text:span text:style-name="Source_20_Text"><text:span text:style-name="T24">&gt; go down 0.2</text:span></text:span></text:p>
      <text:p text:style-name="P67"><text:span text:style-name="T15">With the </text:span><text:span text:style-name="Source_20_Text"><text:span text:style-name="T24">current</text:span></text:span><text:span text:style-name="T15"> command, you can see the joint values and pose of the end effector.</text:span></text:p>
      <text:p text:style-name="P63">&gt; current</text:p>
      <text:p text:style-name="P63">Let's try the load command and create the required script file.</text:p>
      <text:p text:style-name="P67"><text:span text:style-name="T15">Create a script and type commands </text:span><text:span text:style-name="Strong_20_Emphasis"><text:span text:style-name="T13">outside the CCS in a regular terminal.</text:span></text:span><text:span text:style-name="T15"><text:line-break/></text:span><text:span text:style-name="Source_20_Text"><text:span text:style-name="T24">$ touch moveit_commander_test</text:span></text:span><text:span text:style-name="T15"><text:line-break/></text:span><text:span text:style-name="Source_20_Text"><text:span text:style-name="T24">$ gedit moveit_commander_test</text:span></text:span></text:p>
      <text:p text:style-name="P63">For example, you can add the following commands in the script:</text:p>
      <text:p text:style-name="P67"><text:span text:style-name="Source_20_Text"><text:span text:style-name="T24">use robot1</text:span></text:span><text:span text:style-name="T15"><text:line-break/></text:span><text:span text:style-name="Source_20_Text"><text:span text:style-name="T24">go R1Up</text:span></text:span><text:span text:style-name="T15"><text:line-break/></text:span><text:span text:style-name="Source_20_Text"><text:span text:style-name="T24">go down 0.2</text:span></text:span></text:p>
      <text:p text:style-name="P63">Then, switch back to the CCS where you started MoveIt! commander and use the following command:</text:p>
      <text:p text:style-name="P67"><text:span text:style-name="T15">&gt; </text:span><text:span text:style-name="Source_20_Text"><text:span text:style-name="T24">load moveit_commander_test</text:span></text:span></text:p>
      <text:p text:style-name="P63"><text:soft-page-break/>The robot corresponding to the planning group you have used in the script should start moving now.</text:p>
      <text:h text:style-name="P17" text:outline-level="2"><text:span text:style-name="Strong_20_Emphasis"><text:span text:style-name="T44">Move Group interface</text:span></text:span></text:h>
      <text:p text:style-name="P71"/>
      <text:p text:style-name="P61"><text:span text:style-name="Strong_20_Emphasis"><text:span text:style-name="T1">MoveGroup Interface:</text:span></text:span></text:p>
      <text:list xml:id="list2587067048" text:style-name="L36">
        <text:list-item>
          <text:p text:style-name="P29">APIs access capabilities of move_group ROS node</text:p>
        </text:list-item>
        <text:list-item>
          <text:p text:style-name="P81">MoveIt!-base ROS applications</text:p>
        </text:list-item>
        <text:list-item>
          <text:p text:style-name="P114">Setup a simple pick and place pipeline using ROS action clients</text:p>
        </text:list-item>
      </text:list>
      <text:p text:style-name="P61">Conceptual overview</text:p>
      <text:p text:style-name="P61">MoveIt takes care of trajectory execution (with Gazebo or hardware) <text:line-break/>MoveGroup Interface sends these trajectories (MoveIt! Commander uses this implicitly)</text:p>
      <text:p text:style-name="P61">Why?</text:p>
      <text:list xml:id="list4043651402" text:style-name="L37">
        <text:list-item>
          <text:p text:style-name="P30">MoveIt! commander scripts</text:p>
          <text:list>
            <text:list-item>
              <text:list>
                <text:list-header>
                  <text:p text:style-name="P30"><text:s text:c="4"/>Program sequence of commands</text:p>
                </text:list-header>
              </text:list>
            </text:list-item>
          </text:list>
        </text:list-item>
        <text:list-item>
          <text:p text:style-name="P82">Why learn MoveGroup Interface to do the same thing?</text:p>
        </text:list-item>
      </text:list>
      <text:list xml:id="list1714664300" text:style-name="L38">
        <text:list-item>
          <text:p text:style-name="P83">Access more capabilities</text:p>
        </text:list-item>
        <text:list-item>
          <text:p text:style-name="P83">Process intermediate results</text:p>
        </text:list-item>
        <text:list-item>
          <text:p text:style-name="P83">Flexibility</text:p>
        </text:list-item>
      </text:list>
      <text:list xml:id="list165122876596959" text:continue-list="list4043651402" text:style-name="L37">
        <text:list-item>
          <text:p text:style-name="P82">Automated behavior</text:p>
        </text:list-item>
      </text:list>
      <text:list xml:id="list1070186005" text:style-name="L39">
        <text:list-item>
          <text:p text:style-name="P84">Motion module is just one component</text:p>
        </text:list-item>
        <text:list-item>
          <text:p text:style-name="P115">User input should just be one press</text:p>
        </text:list-item>
      </text:list>
      <text:h text:style-name="P14" text:outline-level="2"><text:span text:style-name="Strong_20_Emphasis"><text:span text:style-name="T43">Pick &amp; Place: Part 1</text:span></text:span></text:h>
      <text:p text:style-name="P21"><text:span text:style-name="Strong_20_Emphasis"><text:span text:style-name="T20">MoveGroup Interface has a couple of different functions to interface with its API:</text:span></text:span></text:p>
      <text:list xml:id="list2617394162" text:style-name="L40">
        <text:list-item>
          <text:p text:style-name="P53"><text:soft-page-break/><text:span text:style-name="Source_20_Text"><text:span text:style-name="T24">set_named_target</text:span></text:span><text:span text:style-name="T15"> (&lt;"robot joint configuration"&gt;) - set a certain robot configuration as target</text:span></text:p>
        </text:list-item>
        <text:list-item>
          <text:p text:style-name="P103"><text:span text:style-name="Source_20_Text"><text:span text:style-name="T24">plan()</text:span></text:span><text:span text:style-name="T15"> - plans a motion to the goal</text:span></text:p>
        </text:list-item>
        <text:list-item>
          <text:p text:style-name="P103"><text:span text:style-name="Source_20_Text"><text:span text:style-name="T24">get_current_pose()</text:span></text:span><text:span text:style-name="T15"> - get pose of the end effector and joint configuration</text:span></text:p>
        </text:list-item>
        <text:list-item>
          <text:p text:style-name="P103"><text:span text:style-name="Source_20_Text"><text:span text:style-name="T24">compute_cartesian_path</text:span></text:span><text:span text:style-name="Strong_20_Emphasis"><text:span text:style-name="T15"> </text:span></text:span><text:span text:style-name="T15">(&lt;waypoints&gt;, &lt;resolution&gt;, &lt;jump_threshold&gt;, &lt;collision_checking=True&gt;</text:span></text:p>
        </text:list-item>
      </text:list>
      <text:p text:style-name="P21"><text:span text:style-name="T15">Review the the </text:span><text:span text:style-name="Emphasis"><text:span text:style-name="T22">simple_pick_place.py</text:span></text:span><text:span text:style-name="T15"> script.</text:span></text:p>
      <text:p text:style-name="P67"><text:span text:style-name="T15">Navigate to the week 4 ROS package<text:line-break/></text:span><text:span text:style-name="Source_20_Text"><text:span text:style-name="T24">$ source $HOME/hrwros_ws/devel/setup.bash</text:span></text:span><text:span text:style-name="T15"><text:line-break/></text:span><text:span text:style-name="Source_20_Text"><text:span text:style-name="T24">$ roscd hrwros_week4/scripts</text:span></text:span></text:p>
      <text:p text:style-name="P67"><text:span text:style-name="T15">Open the </text:span><text:span text:style-name="Source_20_Text"><text:span text:style-name="T24">simple_pick_place.py</text:span></text:span><text:span text:style-name="T15"> script, using your favorite editor (outside the CCS).  Let's go through it:</text:span></text:p>
      <text:p text:style-name="P63">The required modules related to MoveIt! are:</text:p>
      <text:list xml:id="list3308814186" text:style-name="L41">
        <text:list-item>
          <text:p text:style-name="P54"><text:span text:style-name="Source_20_Text"><text:span text:style-name="T24">moveit_commander</text:span></text:span><text:span text:style-name="T15">     - Tells python we work with MoveIt!</text:span></text:p>
        </text:list-item>
        <text:list-item>
          <text:p text:style-name="P104"><text:span text:style-name="Source_20_Text"><text:span text:style-name="T24">moveit_msgs.msg</text:span></text:span><text:span text:style-name="T15">       - Loads the MoveIt! specific ROS messages</text:span></text:p>
        </text:list-item>
        <text:list-item>
          <text:p text:style-name="P104"><text:span text:style-name="Source_20_Text"><text:span text:style-name="T24">actionlib</text:span></text:span><text:span text:style-name="T15">                     - For the movement with </text:span><text:span text:style-name="Source_20_Text"><text:span text:style-name="T24">actionlib.SimpleActionClient() </text:span></text:span></text:p>
        </text:list-item>
        <text:list-item>
          <text:p text:style-name="P104"><text:span text:style-name="Source_20_Text"><text:span text:style-name="T24">geometry_msgs</text:span></text:span><text:span text:style-name="T15">            - Loads the required messages for planning linear or cartesian spaced motions</text:span></text:p>
        </text:list-item>
      </text:list>
      <text:p text:style-name="P63">Further in the script:</text:p>
      <text:list xml:id="list629559746" text:style-name="L42">
        <text:list-item>
          <text:p text:style-name="P55"><text:soft-page-break/><text:span text:style-name="T15">The initialization of </text:span><text:span text:style-name="Source_20_Text"><text:span text:style-name="T26">moveit_commander,</text:span></text:span><text:span text:style-name="T15"> </text:span><text:span text:style-name="T32">and  ROS node named '</text:span><text:span text:style-name="Source_20_Text"><text:span text:style-name="T26">simple_pick_place'</text:span></text:span></text:p>
        </text:list-item>
        <text:list-item>
          <text:p text:style-name="P92">Create move groups for each one of the robots.</text:p>
        </text:list-item>
        <text:list-item>
          <text:p text:style-name="P92">Instantiate the two action clients, one for each robot, so they can use the execute_trajectory action server.</text:p>
        </text:list-item>
        <text:list-item>
          <text:p text:style-name="P92">Use of the APIs from MoveIt!</text:p>
        </text:list-item>
      </text:list>
      <text:list xml:id="list2353719293" text:style-name="L43">
        <text:list-item>
          <text:p text:style-name="P105"><text:span text:style-name="Source_20_Text"><text:span text:style-name="T27">s</text:span></text:span><text:span text:style-name="Source_20_Text"><text:span text:style-name="T24">et_named_target(&lt;"robot joint configuration"&gt;)</text:span></text:span><text:span text:style-name="T15"> - set a goal configuration (If it does not exist, you will need to create them on the assignments)</text:span></text:p>
        </text:list-item>
        <text:list-item>
          <text:p text:style-name="P105"><text:span text:style-name="Source_20_Text"><text:span text:style-name="T24">plan()</text:span></text:span><text:span text:style-name="T15"> - plans a motion to the goal</text:span></text:p>
        </text:list-item>
        <text:list-item>
          <text:p text:style-name="P105"><text:span text:style-name="Source_20_Text"><text:span text:style-name="T24">send_goal(&lt;robot goal&gt;)</text:span></text:span><text:span text:style-name="T15"> - sends the goal to the action server</text:span></text:p>
        </text:list-item>
      </text:list>
      <text:p text:style-name="P63">Since this API works via actions, we can start computing the next trajectory while the robot is still executing the current one.</text:p>
      <text:h text:style-name="Heading_20_2" text:outline-level="2"><text:span text:style-name="Strong_20_Emphasis"><text:span text:style-name="T34">Pick &amp; Place: Part 2</text:span></text:span></text:h>
      <text:p text:style-name="P21"><text:span text:style-name="Strong_20_Emphasis"><text:span text:style-name="T19">Testing our pick and place pipeline:</text:span></text:span></text:p>
      <text:p text:style-name="P67"><text:span text:style-name="T14">Start the factory simulation.<text:line-break/></text:span><text:span text:style-name="Source_20_Text"><text:span text:style-name="T24">$ roslaunch hrwros_gazebo hrwros_environment.launch</text:span></text:span></text:p>
      <text:p text:style-name="P67"><text:span text:style-name="T14">In a new terminal source our setup files.<text:line-break/></text:span><text:span text:style-name="Source_20_Text"><text:span text:style-name="T24">$ source $HOME/hrwros_ws/devel/setup.bash</text:span></text:span><text:span text:style-name="T14"><text:line-break/></text:span><text:span text:style-name="Source_20_Text"><text:span text:style-name="T24">$ roscd hrwros_week4/scripts/</text:span></text:span></text:p>
      <text:p text:style-name="P67"><text:soft-page-break/><text:span text:style-name="T14">Uncomment the following function in </text:span><text:span text:style-name="Source_20_Text"><text:span text:style-name="T24">.../hrwros_week4/scripts/simple_pick_place.py </text:span></text:span><text:span text:style-name="T14">(</text:span><text:span text:style-name="Source_20_Text"><text:span text:style-name="T24">#L84</text:span></text:span><text:span text:style-name="T14">):<text:line-break/></text:span><text:span text:style-name="Source_20_Text"><text:span text:style-name="T24">robot1_client.wait_for_result()</text:span></text:span></text:p>
      <text:p text:style-name="P67"><text:span text:style-name="T14">Launch the node<text:line-break/></text:span><text:span text:style-name="Source_20_Text"><text:span text:style-name="T24">$ roslaunch hrwros_week4 hrwros_simple_pick_place.launch</text:span></text:span></text:p>
      <text:p text:style-name="P67"><text:span text:style-name="T14">Now let's test the non-blocking execution. Open up </text:span><text:span text:style-name="Source_20_Text"><text:span text:style-name="T24">.../hrwros_week4/scripts/simple_pick_place.py</text:span></text:span><text:span text:style-name="T14">:</text:span></text:p>
      <text:p text:style-name="P67"><text:span text:style-name="T14">Remove the following function and relaunch the program (</text:span><text:span text:style-name="Source_20_Text"><text:span text:style-name="T24">#L84</text:span></text:span><text:span text:style-name="T14">).<text:line-break/></text:span><text:span text:style-name="Source_20_Text"><text:span text:style-name="T26">robot1_client.wait_for_result()</text:span></text:span></text:p>
      <text:p text:style-name="P61">Results of  robot:</text:p>
      <text:list xml:id="list3721665683" text:style-name="L44">
        <text:list-item>
          <text:p text:style-name="P31">Preemption of the first goal</text:p>
        </text:list-item>
        <text:list-item>
          <text:p text:style-name="P116">Only the second was executed</text:p>
        </text:list-item>
      </text:list>
      <text:p text:style-name="P61">Results second robot:</text:p>
      <text:list xml:id="list2500790907" text:style-name="L45">
        <text:list-item>
          <text:p text:style-name="P32">Two separate clients which send information to the same server</text:p>
        </text:list-item>
        <text:list-item>
          <text:p text:style-name="P117">Blocking</text:p>
        </text:list-item>
      </text:list>
      <text:p text:style-name="P61">Waypoints:</text:p>
      <text:list xml:id="list3072100525" text:style-name="L46">
        <text:list-item>
          <text:p text:style-name="P33">Poses of robot end effector</text:p>
        </text:list-item>
        <text:list-item>
          <text:p text:style-name="P85">Timing synchronisation results in an incorrect pose</text:p>
        </text:list-item>
      </text:list>
      <text:list xml:id="list49707657" text:style-name="L48">
        <text:list-item>
          <text:p text:style-name="P106"><text:span text:style-name="T14">Issues with </text:span><text:span text:style-name="Source_20_Text"><text:span text:style-name="T24">get_current_pose()</text:span></text:span><text:span text:style-name="T14"> API</text:span></text:p>
        </text:list-item>
        <text:list-item>
          <text:p text:style-name="P118">Fixed with delay</text:p>
        </text:list-item>
      </text:list>
      <text:p text:style-name="P67"><text:span text:style-name="Source_20_Text"><text:span text:style-name="T24">current_pose = robot1_group.get_current_pose()</text:span></text:span><text:span text:style-name="T14"><text:line-break/></text:span><text:span text:style-name="Source_20_Text"><text:span text:style-name="T24">rospy.sleep(0.5)</text:span></text:span><text:span text:style-name="T14"><text:line-break/></text:span><text:span text:style-name="Source_20_Text"><text:span text:style-name="T24">current_pose = robot1_group.get_current_pose()</text:span></text:span></text:p>
      <text:list xml:id="list2973926162" text:style-name="L47">
        <text:list-item>
          <text:p text:style-name="P34">Waypoints should only consist of pose messages</text:p>
        </text:list-item>
        <text:list-item>
          <text:p text:style-name="P125"><text:span text:style-name="T14">Linear offsets with </text:span><text:span text:style-name="Source_20_Text"><text:span text:style-name="T24">geometry_msgs.msg.Pose()</text:span></text:span><text:span text:style-name="T14">.</text:span></text:p>
        </text:list-item>
      </text:list>
      <text:p text:style-name="P67"><text:soft-page-break/><text:span text:style-name="T14">Pose stamped messages consists of timing and reference frame information along with the pose message type.  The extraction of the pose message can be done as following: </text:span><text:span text:style-name="Source_20_Text"><text:span text:style-name="T24">current_pose.pose.position.x +0.10</text:span></text:span></text:p>
      <text:p text:style-name="P61">Finally, we can add the newly created waypoint and the current pose. </text:p>
      <text:h text:style-name="Heading_20_2" text:outline-level="2"><text:span text:style-name="Strong_20_Emphasis"><text:span text:style-name="T34">Pick &amp; Place: Part 3</text:span></text:span></text:h>
      <text:p text:style-name="P19">Computing the linear motion:</text:p>
      <text:p text:style-name="P67"><text:span text:style-name="Source_20_Text"><text:span text:style-name="T24">compute_cartesian_path()</text:span></text:span><text:span text:style-name="T14"> API</text:span></text:p>
      <text:list xml:id="list1431744915" text:style-name="L49">
        <text:list-item>
          <text:p text:style-name="P35">Considers current Pose and the starting waypoint</text:p>
        </text:list-item>
        <text:list-item>
          <text:p text:style-name="P86">Uses the waypoints and two other  arguments</text:p>
        </text:list-item>
        <text:list-item>
          <text:p text:style-name="P86">Checks for collision</text:p>
        </text:list-item>
        <text:list-item>
          <text:p text:style-name="P86">Outputs</text:p>
        </text:list-item>
      </text:list>
      <text:list xml:id="list1667163831" text:style-name="L50">
        <text:list-item>
          <text:p text:style-name="P87">Plan - the trajectory of joint angles and</text:p>
        </text:list-item>
        <text:list-item>
          <text:p text:style-name="P119">A fraction of successful attempts</text:p>
        </text:list-item>
      </text:list>
      <text:p text:style-name="P61">Update generated trajectory to the goal message and send it.</text:p>
      <text:p text:style-name="P67"><text:span text:style-name="T14">Lastly, use  </text:span><text:span text:style-name="Source_20_Text"><text:span text:style-name="T24">set_named_target("R1Place")</text:span></text:span><text:span text:style-name="T14"> to move the robot to the object. </text:span></text:p>
      <text:p text:style-name="P69"><text:span text:style-name="T14">Run the script to see the robot in action.  This concludes the Pick &amp; Place code demonstration. </text:span></text:p>
      <text:p text:style-name="P69"><text:span text:style-name="Strong_20_Emphasis"><text:span text:style-name="T35"><text:line-break/>Conclusion</text:span></text:span></text:p>
      <text:p text:style-name="P18"><text:span text:style-name="Strong_20_Emphasis"><text:span text:style-name="T19">We have now reached the conclusion of this week. We certainly learned a lot!</text:span></text:span></text:p>
      <text:list xml:id="list4029542091" text:style-name="L51">
        <text:list-item>
          <text:p text:style-name="P36">We learned about the MoveIt! tool itself, and how to configure the tool to be used in our application.</text:p>
        </text:list-item>
        <text:list-item>
          <text:p text:style-name="P88">We also learned some of the comman line tools and interfaces in order to program a simple pick-and-place pipeline.</text:p>
        </text:list-item>
        <text:list-item>
          <text:p text:style-name="P120"><text:soft-page-break/>We didn't have any actual objects to pick up yet. We will change this next week, when we will learn about Logical cameras to help us detect and pick up actual objects.</text:p>
        </text:list-item>
      </text:list>
      <text:p text:style-name="P18"><text:line-break/></text:p>
      <text:p text:style-name="P121"><text:span text:style-name="Strong_20_Emphasis"><text:span text:style-name="T33"/></text:span></text:p>
      <text:list xml:id="list165123045780218" text:continue-list="list165122969220585" text:style-name="L5">
        <text:list-header>
          <text:p text:style-name="P122"><text:span text:style-name="Strong_20_Emphasis"><text:span text:style-name="T23"/></text:span></text:p>
        </text:list-header>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ter" svg:font-family="Inter, 'Helvetica Neue', Arial, sans-serif"/>
    <style:font-face style:name="Lohit Devanagari1" svg:font-family="'Lohit Devanagari'"/>
    <style:font-face style:name="inherit" svg:font-family="inherit"/>
    <style:font-face style:name="monospace" svg:font-family="monospace,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4T16:28:26.953467045</meta:creation-date>
    <dc:date>2021-03-14T16:51:21.573362734</dc:date>
    <meta:editing-duration>PT2M23S</meta:editing-duration>
    <meta:editing-cycles>1</meta:editing-cycles>
    <meta:document-statistic meta:table-count="0" meta:image-count="0" meta:object-count="0" meta:page-count="20" meta:paragraph-count="270" meta:word-count="2673" meta:character-count="18100" meta:non-whitespace-character-count="15601"/>
    <meta:generator>LibreOffice/6.0.7.3$Linux_X86_64 LibreOffice_project/00m0$Build-3</meta:generator>
  </office:meta>
</office:document-meta>
</file>